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12cm" fo:min-width="0.53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289cm" fo:min-width="0.65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12cm" fo:min-width="0.84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9cm" fo:min-width="0.312cm" fo:padding-top="0cm" fo:padding-bottom="0cm" fo:padding-left="0cm" fo:padding-right="0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412cm" fo:min-width="0.316cm" fo:padding-top="0cm" fo:padding-bottom="0cm" fo:padding-left="0cm" fo:padding-right="0cm"/>
    </style:style>
    <style:style style:name="gr8"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9" style:family="graphic" style:parent-style-name="standard">
      <style:graphic-properties draw:stroke="none" draw:fill="none" draw:textarea-horizontal-align="left" draw:textarea-vertical-align="top" draw:auto-grow-height="true" draw:auto-grow-width="true" fo:min-height="0.412cm" fo:min-width="0.59cm" fo:padding-top="0cm" fo:padding-bottom="0cm" fo:padding-left="0cm" fo:padding-right="0cm"/>
    </style:style>
    <style:style style:name="gr10"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11" style:family="graphic" style:parent-style-name="standard">
      <style:graphic-properties draw:stroke="solid" svg:stroke-width="0.052cm" svg:stroke-color="#bfbf00" draw:stroke-linejoin="round" svg:stroke-linecap="square" draw:fill="none" fo:padding-top="0.026cm" fo:padding-bottom="0.026cm" fo:padding-left="0.026cm" fo:padding-right="0.026cm"/>
    </style:style>
    <style:style style:name="gr12" style:family="graphic" style:parent-style-name="standard">
      <style:graphic-properties draw:stroke="solid" svg:stroke-width="0.052cm" svg:stroke-color="#008000" draw:stroke-linejoin="round" svg:stroke-linecap="square" draw:fill="none" fo:padding-top="0.026cm" fo:padding-bottom="0.026cm" fo:padding-left="0.026cm" fo:padding-right="0.026cm"/>
    </style:style>
    <style:style style:name="gr13"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4"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15"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6" style:family="graphic" style:parent-style-name="standard">
      <style:graphic-properties draw:stroke="none" draw:fill="none" draw:textarea-horizontal-align="left" draw:textarea-vertical-align="top" draw:auto-grow-height="true" draw:auto-grow-width="true" fo:min-height="0.429cm" fo:min-width="2.317cm" fo:padding-top="0cm" fo:padding-bottom="0cm" fo:padding-left="0cm" fo:padding-right="0cm"/>
    </style:style>
    <style:style style:name="gr17"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8" style:family="graphic" style:parent-style-name="standard">
      <style:graphic-properties draw:stroke="none" draw:fill="none" draw:textarea-horizontal-align="left" draw:textarea-vertical-align="top" draw:auto-grow-height="true" draw:auto-grow-width="true" fo:min-height="0.611cm" fo:min-width="1.352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612cm" fo:min-width="1.35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613cm" fo:min-width="1.35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61cm" fo:min-width="0.25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63cm" fo:min-width="0.45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62cm" fo:min-width="0.45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1cm" fo:min-width="0.45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12cm" fo:min-width="0.75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289cm" fo:min-width="0.28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12cm" fo:min-width="0.28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12cm" fo:min-width="1.65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12cm" fo:min-width="0.91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12cm" fo:min-width="0.32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823cm" fo:min-width="4.108cm" fo:padding-top="0cm" fo:padding-bottom="0cm" fo:padding-left="0cm" fo:padding-right="0cm"/>
    </style:style>
    <style:style style:name="gr33" style:family="graphic" style:parent-style-name="Object_20_with_20_no_20_fill_20_and_20_no_20_line">
      <style:graphic-properties draw:textarea-horizontal-align="center" draw:textarea-vertical-align="middle" draw:ole-draw-aspect="1" style:protect="size"/>
    </style:style>
    <style:style style:name="gr34"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5" style:family="graphic" style:parent-style-name="standard">
      <style:graphic-properties draw:stroke="none" draw:fill="none" draw:textarea-horizontal-align="left" draw:textarea-vertical-align="top" draw:auto-grow-height="true" draw:auto-grow-width="true" fo:min-height="0.412cm" fo:min-width="3.52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10pt" style:font-size-asian="10pt" style:font-size-complex="10pt"/>
    </style:style>
    <style:style style:name="P4" style:family="paragraph">
      <loext:graphic-properties draw:fill="none"/>
      <style:paragraph-properties fo:text-align="start" style:writing-mode="lr-tb"/>
      <style:text-properties fo:font-size="7pt" style:font-size-asian="7pt" style:font-size-complex="7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solid" draw:fill-color="#ffffff" draw:opacity="80%"/>
    </style:style>
    <style:style style:name="P8" style:family="paragraph">
      <style:paragraph-properties fo:text-align="center"/>
    </style:style>
    <style:style style:name="T1" style:family="text">
      <style:text-properties fo:color="#000000" style:font-name="DejaVuSans1" fo:font-size="10pt" fo:font-style="italic" style:font-size-asian="10pt" style:font-name-complex="DejaVuSans1" style:font-size-complex="10pt" style:font-style-complex="italic"/>
    </style:style>
    <style:style style:name="T2" style:family="text">
      <style:text-properties fo:color="#000000" style:font-name="DejaVuSans1" fo:font-size="7pt" fo:font-style="italic" style:font-size-asian="7pt" style:font-name-complex="DejaVuSans1" style:font-size-complex="7pt" style:font-style-complex="italic"/>
    </style:style>
    <style:style style:name="T3" style:family="text">
      <style:text-properties fo:color="#000000" style:font-name="DejaVuSans1" fo:font-size="10pt" style:font-size-asian="10pt" style:font-name-complex="DejaVuSans1" style:font-size-complex="10pt"/>
    </style:style>
    <style:style style:name="T4" style:family="text">
      <style:text-properties fo:color="#000000" style:font-name="DejaVuSans1" fo:font-size="7pt" style:font-size-asian="7pt" style:font-name-complex="DejaVuSans1" style:font-size-complex="7pt"/>
    </style:style>
    <style:style style:name="T5" style:family="text">
      <style:text-properties fo:color="#000000" style:font-name="DejaVuSans1" fo:font-size="10pt" fo:font-style="italic" style:font-size-asian="10pt" style:font-style-asian="italic" style:font-name-complex="DejaVuSans1"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9.525cm" svg:height="5.588cm" svg:x="4.444cm" svg:y="0.126cm" svg:viewBox="0 0 9526 5589" draw:points="0,5589 9526,5589 9526,0 0,0">
          <text:p/>
        </draw:polygon>
        <draw:frame draw:style-name="gr2" draw:text-style-name="P3" draw:layer="layout" svg:width="0.535cm" svg:height="0.412cm" draw:transform="rotate (1.5707963267949) translate (4.213cm 3.511cm)">
          <draw:text-box>
            <text:p text:style-name="P2"><text:span text:style-name="T1">D</text:span></text:p>
          </draw:text-box>
        </draw:frame>
        <draw:frame draw:style-name="gr3" draw:text-style-name="P4" draw:layer="layout" svg:width="0.651cm" svg:height="0.289cm" draw:transform="rotate (1.5707963267949) translate (4.305cm 3.268cm)">
          <draw:text-box>
            <text:p text:style-name="P2"><text:span text:style-name="T2">eff</text:span></text:p>
          </draw:text-box>
        </draw:frame>
        <draw:frame draw:style-name="gr4" draw:text-style-name="P3" draw:layer="layout" svg:width="0.841cm" svg:height="0.412cm" draw:transform="rotate (1.5707963267949) translate (4.213cm 2.966cm)">
          <draw:text-box>
            <text:p text:style-name="P2"><text:span text:style-name="T3"><text:s/></text:span><text:span text:style-name="T3">[</text:span><text:span text:style-name="T1">s</text:span></text:p>
          </draw:text-box>
        </draw:frame>
        <draw:frame draw:style-name="gr5" draw:text-style-name="P4" draw:layer="layout" svg:width="0.312cm" svg:height="0.289cm" draw:transform="rotate (1.5707963267949) translate (4.191cm 2.376cm)">
          <draw:text-box>
            <text:p text:style-name="P2"><text:span text:style-name="T4">1</text:span></text:p>
          </draw:text-box>
        </draw:frame>
        <draw:polygon draw:style-name="gr6" draw:text-style-name="P5" draw:layer="layout" svg:width="0.012cm" svg:height="0.139cm" svg:x="4.274cm" svg:y="2.398cm" svg:viewBox="0 0 13 140" draw:points="0,140 0,0 13,0 13,140">
          <text:p/>
        </draw:polygon>
        <draw:frame draw:style-name="gr7" draw:text-style-name="P3" draw:layer="layout" svg:width="0.316cm" svg:height="0.412cm" draw:transform="rotate (1.5707963267949) translate (4.213cm 2.225cm)">
          <draw:text-box>
            <text:p text:style-name="P2"><text:span text:style-name="T3">]</text:span></text:p>
          </draw:text-box>
        </draw:frame>
        <draw:polygon draw:style-name="gr1" draw:text-style-name="P1" draw:layer="layout" svg:width="9.525cm" svg:height="5.348cm" svg:x="4.445cm" svg:y="4.545cm" svg:viewBox="0 0 9526 5349" draw:points="0,5349 9526,5349 9526,0 0,0">
          <text:p/>
        </draw:polygon>
        <draw:polygon draw:style-name="gr1" draw:text-style-name="P1" draw:layer="layout" svg:width="7.382cm" svg:height="3.709cm" svg:x="5.636cm" svg:y="4.751cm" svg:viewBox="0 0 7383 3710" draw:points="0,3710 7383,3710 7383,0 0,0">
          <text:p/>
        </draw:polygon>
        <draw:polygon draw:style-name="gr6" draw:text-style-name="P5" draw:layer="layout" svg:width="0cm" svg:height="0.048cm" svg:x="6.501cm" svg:y="8.46cm" svg:viewBox="0 0 0 49" draw:points="0,0 0,49">
          <text:p/>
        </draw:polygon>
        <draw:line draw:style-name="gr8" draw:text-style-name="P6" draw:layer="layout" svg:x1="6.501cm" svg:y1="8.46cm" svg:x2="6.501cm" svg:y2="8.509cm">
          <text:p/>
        </draw:line>
        <draw:polygon draw:style-name="gr6" draw:text-style-name="P5" draw:layer="layout" svg:width="0cm" svg:height="0.048cm" svg:x="7.384cm" svg:y="8.46cm" svg:viewBox="0 0 0 49" draw:points="0,0 0,49">
          <text:p/>
        </draw:polygon>
        <draw:line draw:style-name="gr8" draw:text-style-name="P6" draw:layer="layout" svg:x1="7.384cm" svg:y1="8.46cm" svg:x2="7.384cm" svg:y2="8.509cm">
          <text:p/>
        </draw:line>
        <draw:polygon draw:style-name="gr6" draw:text-style-name="P5" draw:layer="layout" svg:width="0cm" svg:height="0.048cm" svg:x="8.267cm" svg:y="8.46cm" svg:viewBox="0 0 0 49" draw:points="0,0 0,49">
          <text:p/>
        </draw:polygon>
        <draw:line draw:style-name="gr8" draw:text-style-name="P6" draw:layer="layout" svg:x1="8.267cm" svg:y1="8.46cm" svg:x2="8.267cm" svg:y2="8.509cm">
          <text:p/>
        </draw:line>
        <draw:polygon draw:style-name="gr6" draw:text-style-name="P5" draw:layer="layout" svg:width="0cm" svg:height="0.048cm" svg:x="9.15cm" svg:y="8.46cm" svg:viewBox="0 0 0 49" draw:points="0,0 0,49">
          <text:p/>
        </draw:polygon>
        <draw:line draw:style-name="gr8" draw:text-style-name="P6" draw:layer="layout" svg:x1="9.15cm" svg:y1="8.46cm" svg:x2="9.15cm" svg:y2="8.509cm">
          <text:p/>
        </draw:line>
        <draw:polygon draw:style-name="gr6" draw:text-style-name="P5" draw:layer="layout" svg:width="0cm" svg:height="0.048cm" svg:x="10.033cm" svg:y="8.46cm" svg:viewBox="0 0 0 49" draw:points="0,0 0,49">
          <text:p/>
        </draw:polygon>
        <draw:line draw:style-name="gr8" draw:text-style-name="P6" draw:layer="layout" svg:x1="10.033cm" svg:y1="8.46cm" svg:x2="10.033cm" svg:y2="8.509cm">
          <text:p/>
        </draw:line>
        <draw:polygon draw:style-name="gr6" draw:text-style-name="P5" draw:layer="layout" svg:width="0cm" svg:height="0.048cm" svg:x="10.916cm" svg:y="8.46cm" svg:viewBox="0 0 0 49" draw:points="0,0 0,49">
          <text:p/>
        </draw:polygon>
        <draw:line draw:style-name="gr8" draw:text-style-name="P6" draw:layer="layout" svg:x1="10.916cm" svg:y1="8.46cm" svg:x2="10.916cm" svg:y2="8.509cm">
          <text:p/>
        </draw:line>
        <draw:polygon draw:style-name="gr6" draw:text-style-name="P5" draw:layer="layout" svg:width="0cm" svg:height="0.048cm" svg:x="11.799cm" svg:y="8.46cm" svg:viewBox="0 0 0 49" draw:points="0,0 0,49">
          <text:p/>
        </draw:polygon>
        <draw:line draw:style-name="gr8" draw:text-style-name="P6" draw:layer="layout" svg:x1="11.799cm" svg:y1="8.46cm" svg:x2="11.799cm" svg:y2="8.509cm">
          <text:p/>
        </draw:line>
        <draw:polygon draw:style-name="gr6" draw:text-style-name="P5" draw:layer="layout" svg:width="0cm" svg:height="0.048cm" svg:x="12.682cm" svg:y="8.46cm" svg:viewBox="0 0 0 49" draw:points="0,0 0,49">
          <text:p/>
        </draw:polygon>
        <draw:line draw:style-name="gr8" draw:text-style-name="P6" draw:layer="layout" svg:x1="12.682cm" svg:y1="8.46cm" svg:x2="12.682cm" svg:y2="8.509cm">
          <text:p/>
        </draw:line>
        <draw:polygon draw:style-name="gr6" draw:text-style-name="P5" draw:layer="layout" svg:width="0.072cm" svg:height="0cm" svg:x="5.563cm" svg:y="8.247cm" svg:viewBox="0 0 73 0" draw:points="73,0 0,0">
          <text:p/>
        </draw:polygon>
        <draw:line draw:style-name="gr8" draw:text-style-name="P6" draw:layer="layout" svg:x1="5.636cm" svg:y1="8.247cm" svg:x2="5.563cm" svg:y2="8.247cm">
          <text:p/>
        </draw:line>
        <draw:frame draw:style-name="gr9" draw:text-style-name="P3" draw:layer="layout" svg:width="0.59cm" svg:height="0.412cm" svg:x="4.871cm" svg:y="8.068cm">
          <draw:text-box>
            <text:p text:style-name="P2"><text:span text:style-name="T3">10¹</text:span></text:p>
          </draw:text-box>
        </draw:frame>
        <draw:polygon draw:style-name="gr6" draw:text-style-name="P5" draw:layer="layout" svg:width="0.072cm" svg:height="0cm" svg:x="5.563cm" svg:y="7.728cm" svg:viewBox="0 0 73 0" draw:points="73,0 0,0">
          <text:p/>
        </draw:polygon>
        <draw:line draw:style-name="gr8" draw:text-style-name="P6" draw:layer="layout" svg:x1="5.636cm" svg:y1="7.728cm" svg:x2="5.563cm" svg:y2="7.728cm">
          <text:p/>
        </draw:line>
        <draw:frame draw:style-name="gr9" draw:text-style-name="P3" draw:layer="layout" svg:width="0.59cm" svg:height="0.412cm" svg:x="4.864cm" svg:y="7.602cm">
          <draw:text-box>
            <text:p text:style-name="P2"><text:span text:style-name="T3">10²</text:span></text:p>
          </draw:text-box>
        </draw:frame>
        <draw:polygon draw:style-name="gr6" draw:text-style-name="P5" draw:layer="layout" svg:width="0.072cm" svg:height="0cm" svg:x="5.563cm" svg:y="7.209cm" svg:viewBox="0 0 73 0" draw:points="73,0 0,0">
          <text:p/>
        </draw:polygon>
        <draw:line draw:style-name="gr8" draw:text-style-name="P6" draw:layer="layout" svg:x1="5.636cm" svg:y1="7.209cm" svg:x2="5.563cm" svg:y2="7.209cm">
          <text:p/>
        </draw:line>
        <draw:frame draw:style-name="gr9" draw:text-style-name="P3" draw:layer="layout" svg:width="0.59cm" svg:height="0.412cm" svg:x="4.864cm" svg:y="7.083cm">
          <draw:text-box>
            <text:p text:style-name="P2"><text:span text:style-name="T3">10³</text:span></text:p>
          </draw:text-box>
        </draw:frame>
        <draw:polygon draw:style-name="gr6" draw:text-style-name="P5" draw:layer="layout" svg:width="0.072cm" svg:height="0cm" svg:x="5.563cm" svg:y="6.69cm" svg:viewBox="0 0 73 0" draw:points="73,0 0,0">
          <text:p/>
        </draw:polygon>
        <draw:line draw:style-name="gr8" draw:text-style-name="P6" draw:layer="layout" svg:x1="5.636cm" svg:y1="6.69cm" svg:x2="5.563cm" svg:y2="6.69cm">
          <text:p/>
        </draw:line>
        <draw:frame draw:style-name="gr9" draw:text-style-name="P3" draw:layer="layout" svg:width="0.59cm" svg:height="0.412cm" svg:x="4.864cm" svg:y="6.57cm">
          <draw:text-box>
            <text:p text:style-name="P2"><text:span text:style-name="T3">10⁴</text:span></text:p>
          </draw:text-box>
        </draw:frame>
        <draw:polygon draw:style-name="gr6" draw:text-style-name="P5" draw:layer="layout" svg:width="0.072cm" svg:height="0cm" svg:x="5.563cm" svg:y="6.171cm" svg:viewBox="0 0 73 0" draw:points="73,0 0,0">
          <text:p/>
        </draw:polygon>
        <draw:line draw:style-name="gr8" draw:text-style-name="P6" draw:layer="layout" svg:x1="5.636cm" svg:y1="6.171cm" svg:x2="5.563cm" svg:y2="6.171cm">
          <text:p/>
        </draw:line>
        <draw:frame draw:style-name="gr9" draw:text-style-name="P3" draw:layer="layout" svg:width="0.59cm" svg:height="0.412cm" svg:x="4.864cm" svg:y="6.051cm">
          <draw:text-box>
            <text:p text:style-name="P2"><text:span text:style-name="T3">10⁵</text:span></text:p>
          </draw:text-box>
        </draw:frame>
        <draw:polygon draw:style-name="gr6" draw:text-style-name="P5" draw:layer="layout" svg:width="0.072cm" svg:height="0cm" svg:x="5.563cm" svg:y="5.652cm" svg:viewBox="0 0 73 0" draw:points="73,0 0,0">
          <text:p/>
        </draw:polygon>
        <draw:line draw:style-name="gr8" draw:text-style-name="P6" draw:layer="layout" svg:x1="5.636cm" svg:y1="5.652cm" svg:x2="5.563cm" svg:y2="5.652cm">
          <text:p/>
        </draw:line>
        <draw:frame draw:style-name="gr9" draw:text-style-name="P3" draw:layer="layout" svg:width="0.59cm" svg:height="0.412cm" svg:x="4.864cm" svg:y="5.527cm">
          <draw:text-box>
            <text:p text:style-name="P2"><text:span text:style-name="T3">10⁶</text:span></text:p>
          </draw:text-box>
        </draw:frame>
        <draw:polygon draw:style-name="gr6" draw:text-style-name="P5" draw:layer="layout" svg:width="0.072cm" svg:height="0cm" svg:x="5.563cm" svg:y="5.133cm" svg:viewBox="0 0 73 0" draw:points="73,0 0,0">
          <text:p/>
        </draw:polygon>
        <draw:line draw:style-name="gr8" draw:text-style-name="P6" draw:layer="layout" svg:x1="5.636cm" svg:y1="5.133cm" svg:x2="5.563cm" svg:y2="5.133cm">
          <text:p/>
        </draw:line>
        <draw:frame draw:style-name="gr9" draw:text-style-name="P3" draw:layer="layout" svg:width="0.59cm" svg:height="0.412cm" svg:x="4.864cm" svg:y="5.012cm">
          <draw:text-box>
            <text:p text:style-name="P2"><text:span text:style-name="T3">10⁷</text:span></text:p>
          </draw:text-box>
        </draw:frame>
        <draw:polygon draw:style-name="gr6" draw:text-style-name="P5" draw:layer="layout" svg:width="0.041cm" svg:height="0cm" svg:x="5.594cm" svg:y="8.454cm" svg:viewBox="0 0 42 0" draw:points="42,0 0,0">
          <text:p/>
        </draw:polygon>
        <draw:line draw:style-name="gr10" draw:text-style-name="P6" draw:layer="layout" svg:x1="5.636cm" svg:y1="8.454cm" svg:x2="5.594cm" svg:y2="8.454cm">
          <text:p/>
        </draw:line>
        <draw:polygon draw:style-name="gr6" draw:text-style-name="P5" draw:layer="layout" svg:width="0.041cm" svg:height="0cm" svg:x="5.594cm" svg:y="8.404cm" svg:viewBox="0 0 42 0" draw:points="42,0 0,0">
          <text:p/>
        </draw:polygon>
        <draw:line draw:style-name="gr10" draw:text-style-name="P6" draw:layer="layout" svg:x1="5.636cm" svg:y1="8.404cm" svg:x2="5.594cm" svg:y2="8.404cm">
          <text:p/>
        </draw:line>
        <draw:polygon draw:style-name="gr6" draw:text-style-name="P5" draw:layer="layout" svg:width="0.041cm" svg:height="0cm" svg:x="5.594cm" svg:y="8.362cm" svg:viewBox="0 0 42 0" draw:points="42,0 0,0">
          <text:p/>
        </draw:polygon>
        <draw:line draw:style-name="gr10" draw:text-style-name="P6" draw:layer="layout" svg:x1="5.636cm" svg:y1="8.362cm" svg:x2="5.594cm" svg:y2="8.362cm">
          <text:p/>
        </draw:line>
        <draw:polygon draw:style-name="gr6" draw:text-style-name="P5" draw:layer="layout" svg:width="0.041cm" svg:height="0cm" svg:x="5.594cm" svg:y="8.328cm" svg:viewBox="0 0 42 0" draw:points="42,0 0,0">
          <text:p/>
        </draw:polygon>
        <draw:line draw:style-name="gr10" draw:text-style-name="P6" draw:layer="layout" svg:x1="5.636cm" svg:y1="8.328cm" svg:x2="5.594cm" svg:y2="8.328cm">
          <text:p/>
        </draw:line>
        <draw:polygon draw:style-name="gr6" draw:text-style-name="P5" draw:layer="layout" svg:width="0.041cm" svg:height="0cm" svg:x="5.594cm" svg:y="8.298cm" svg:viewBox="0 0 42 0" draw:points="42,0 0,0">
          <text:p/>
        </draw:polygon>
        <draw:line draw:style-name="gr10" draw:text-style-name="P6" draw:layer="layout" svg:x1="5.636cm" svg:y1="8.298cm" svg:x2="5.594cm" svg:y2="8.298cm">
          <text:p/>
        </draw:line>
        <draw:polygon draw:style-name="gr6" draw:text-style-name="P5" draw:layer="layout" svg:width="0.041cm" svg:height="0cm" svg:x="5.594cm" svg:y="8.271cm" svg:viewBox="0 0 42 0" draw:points="42,0 0,0">
          <text:p/>
        </draw:polygon>
        <draw:line draw:style-name="gr10" draw:text-style-name="P6" draw:layer="layout" svg:x1="5.636cm" svg:y1="8.271cm" svg:x2="5.594cm" svg:y2="8.271cm">
          <text:p/>
        </draw:line>
        <draw:polygon draw:style-name="gr6" draw:text-style-name="P5" draw:layer="layout" svg:width="0.041cm" svg:height="0cm" svg:x="5.594cm" svg:y="8.091cm" svg:viewBox="0 0 42 0" draw:points="42,0 0,0">
          <text:p/>
        </draw:polygon>
        <draw:line draw:style-name="gr10" draw:text-style-name="P6" draw:layer="layout" svg:x1="5.636cm" svg:y1="8.091cm" svg:x2="5.594cm" svg:y2="8.091cm">
          <text:p/>
        </draw:line>
        <draw:polygon draw:style-name="gr6" draw:text-style-name="P5" draw:layer="layout" svg:width="0.041cm" svg:height="0cm" svg:x="5.594cm" svg:y="8cm" svg:viewBox="0 0 42 0" draw:points="42,0 0,0">
          <text:p/>
        </draw:polygon>
        <draw:line draw:style-name="gr10" draw:text-style-name="P6" draw:layer="layout" svg:x1="5.636cm" svg:y1="8cm" svg:x2="5.594cm" svg:y2="8cm">
          <text:p/>
        </draw:line>
        <draw:polygon draw:style-name="gr6" draw:text-style-name="P5" draw:layer="layout" svg:width="0.041cm" svg:height="0cm" svg:x="5.594cm" svg:y="7.935cm" svg:viewBox="0 0 42 0" draw:points="42,0 0,0">
          <text:p/>
        </draw:polygon>
        <draw:line draw:style-name="gr10" draw:text-style-name="P6" draw:layer="layout" svg:x1="5.636cm" svg:y1="7.935cm" svg:x2="5.594cm" svg:y2="7.935cm">
          <text:p/>
        </draw:line>
        <draw:polygon draw:style-name="gr6" draw:text-style-name="P5" draw:layer="layout" svg:width="0.041cm" svg:height="0cm" svg:x="5.594cm" svg:y="7.884cm" svg:viewBox="0 0 42 0" draw:points="42,0 0,0">
          <text:p/>
        </draw:polygon>
        <draw:line draw:style-name="gr10" draw:text-style-name="P6" draw:layer="layout" svg:x1="5.636cm" svg:y1="7.884cm" svg:x2="5.594cm" svg:y2="7.884cm">
          <text:p/>
        </draw:line>
        <draw:polygon draw:style-name="gr6" draw:text-style-name="P5" draw:layer="layout" svg:width="0.041cm" svg:height="0cm" svg:x="5.594cm" svg:y="7.843cm" svg:viewBox="0 0 42 0" draw:points="42,0 0,0">
          <text:p/>
        </draw:polygon>
        <draw:line draw:style-name="gr10" draw:text-style-name="P6" draw:layer="layout" svg:x1="5.636cm" svg:y1="7.843cm" svg:x2="5.594cm" svg:y2="7.843cm">
          <text:p/>
        </draw:line>
        <draw:polygon draw:style-name="gr6" draw:text-style-name="P5" draw:layer="layout" svg:width="0.041cm" svg:height="0cm" svg:x="5.594cm" svg:y="7.808cm" svg:viewBox="0 0 42 0" draw:points="42,0 0,0">
          <text:p/>
        </draw:polygon>
        <draw:line draw:style-name="gr10" draw:text-style-name="P6" draw:layer="layout" svg:x1="5.636cm" svg:y1="7.808cm" svg:x2="5.594cm" svg:y2="7.808cm">
          <text:p/>
        </draw:line>
        <draw:polygon draw:style-name="gr6" draw:text-style-name="P5" draw:layer="layout" svg:width="0.041cm" svg:height="0cm" svg:x="5.594cm" svg:y="7.778cm" svg:viewBox="0 0 42 0" draw:points="42,0 0,0">
          <text:p/>
        </draw:polygon>
        <draw:line draw:style-name="gr10" draw:text-style-name="P6" draw:layer="layout" svg:x1="5.636cm" svg:y1="7.778cm" svg:x2="5.594cm" svg:y2="7.778cm">
          <text:p/>
        </draw:line>
        <draw:polygon draw:style-name="gr6" draw:text-style-name="P5" draw:layer="layout" svg:width="0.041cm" svg:height="0cm" svg:x="5.594cm" svg:y="7.752cm" svg:viewBox="0 0 42 0" draw:points="42,0 0,0">
          <text:p/>
        </draw:polygon>
        <draw:line draw:style-name="gr10" draw:text-style-name="P6" draw:layer="layout" svg:x1="5.636cm" svg:y1="7.752cm" svg:x2="5.594cm" svg:y2="7.752cm">
          <text:p/>
        </draw:line>
        <draw:polygon draw:style-name="gr6" draw:text-style-name="P5" draw:layer="layout" svg:width="0.041cm" svg:height="0cm" svg:x="5.594cm" svg:y="7.572cm" svg:viewBox="0 0 42 0" draw:points="42,0 0,0">
          <text:p/>
        </draw:polygon>
        <draw:line draw:style-name="gr10" draw:text-style-name="P6" draw:layer="layout" svg:x1="5.636cm" svg:y1="7.572cm" svg:x2="5.594cm" svg:y2="7.572cm">
          <text:p/>
        </draw:line>
        <draw:polygon draw:style-name="gr6" draw:text-style-name="P5" draw:layer="layout" svg:width="0.041cm" svg:height="0cm" svg:x="5.594cm" svg:y="7.48cm" svg:viewBox="0 0 42 0" draw:points="42,0 0,0">
          <text:p/>
        </draw:polygon>
        <draw:line draw:style-name="gr10" draw:text-style-name="P6" draw:layer="layout" svg:x1="5.636cm" svg:y1="7.48cm" svg:x2="5.594cm" svg:y2="7.48cm">
          <text:p/>
        </draw:line>
        <draw:polygon draw:style-name="gr6" draw:text-style-name="P5" draw:layer="layout" svg:width="0.041cm" svg:height="0cm" svg:x="5.594cm" svg:y="7.416cm" svg:viewBox="0 0 42 0" draw:points="42,0 0,0">
          <text:p/>
        </draw:polygon>
        <draw:line draw:style-name="gr10" draw:text-style-name="P6" draw:layer="layout" svg:x1="5.636cm" svg:y1="7.416cm" svg:x2="5.594cm" svg:y2="7.416cm">
          <text:p/>
        </draw:line>
        <draw:polygon draw:style-name="gr6" draw:text-style-name="P5" draw:layer="layout" svg:width="0.041cm" svg:height="0cm" svg:x="5.594cm" svg:y="7.365cm" svg:viewBox="0 0 42 0" draw:points="42,0 0,0">
          <text:p/>
        </draw:polygon>
        <draw:line draw:style-name="gr10" draw:text-style-name="P6" draw:layer="layout" svg:x1="5.636cm" svg:y1="7.365cm" svg:x2="5.594cm" svg:y2="7.365cm">
          <text:p/>
        </draw:line>
        <draw:polygon draw:style-name="gr6" draw:text-style-name="P5" draw:layer="layout" svg:width="0.041cm" svg:height="0cm" svg:x="5.594cm" svg:y="7.324cm" svg:viewBox="0 0 42 0" draw:points="42,0 0,0">
          <text:p/>
        </draw:polygon>
        <draw:line draw:style-name="gr10" draw:text-style-name="P6" draw:layer="layout" svg:x1="5.636cm" svg:y1="7.324cm" svg:x2="5.594cm" svg:y2="7.324cm">
          <text:p/>
        </draw:line>
        <draw:polygon draw:style-name="gr6" draw:text-style-name="P5" draw:layer="layout" svg:width="0.041cm" svg:height="0cm" svg:x="5.594cm" svg:y="7.29cm" svg:viewBox="0 0 42 0" draw:points="42,0 0,0">
          <text:p/>
        </draw:polygon>
        <draw:line draw:style-name="gr10" draw:text-style-name="P6" draw:layer="layout" svg:x1="5.636cm" svg:y1="7.29cm" svg:x2="5.594cm" svg:y2="7.29cm">
          <text:p/>
        </draw:line>
        <draw:polygon draw:style-name="gr6" draw:text-style-name="P5" draw:layer="layout" svg:width="0.041cm" svg:height="0cm" svg:x="5.594cm" svg:y="7.26cm" svg:viewBox="0 0 42 0" draw:points="42,0 0,0">
          <text:p/>
        </draw:polygon>
        <draw:line draw:style-name="gr10" draw:text-style-name="P6" draw:layer="layout" svg:x1="5.636cm" svg:y1="7.26cm" svg:x2="5.594cm" svg:y2="7.26cm">
          <text:p/>
        </draw:line>
        <draw:polygon draw:style-name="gr6" draw:text-style-name="P5" draw:layer="layout" svg:width="0.041cm" svg:height="0cm" svg:x="5.594cm" svg:y="7.233cm" svg:viewBox="0 0 42 0" draw:points="42,0 0,0">
          <text:p/>
        </draw:polygon>
        <draw:line draw:style-name="gr10" draw:text-style-name="P6" draw:layer="layout" svg:x1="5.636cm" svg:y1="7.233cm" svg:x2="5.594cm" svg:y2="7.233cm">
          <text:p/>
        </draw:line>
        <draw:polygon draw:style-name="gr6" draw:text-style-name="P5" draw:layer="layout" svg:width="0.041cm" svg:height="0cm" svg:x="5.594cm" svg:y="7.053cm" svg:viewBox="0 0 42 0" draw:points="42,0 0,0">
          <text:p/>
        </draw:polygon>
        <draw:line draw:style-name="gr10" draw:text-style-name="P6" draw:layer="layout" svg:x1="5.636cm" svg:y1="7.053cm" svg:x2="5.594cm" svg:y2="7.053cm">
          <text:p/>
        </draw:line>
        <draw:polygon draw:style-name="gr6" draw:text-style-name="P5" draw:layer="layout" svg:width="0.041cm" svg:height="0cm" svg:x="5.594cm" svg:y="6.962cm" svg:viewBox="0 0 42 0" draw:points="42,0 0,0">
          <text:p/>
        </draw:polygon>
        <draw:line draw:style-name="gr10" draw:text-style-name="P6" draw:layer="layout" svg:x1="5.636cm" svg:y1="6.962cm" svg:x2="5.594cm" svg:y2="6.962cm">
          <text:p/>
        </draw:line>
        <draw:polygon draw:style-name="gr6" draw:text-style-name="P5" draw:layer="layout" svg:width="0.041cm" svg:height="0cm" svg:x="5.594cm" svg:y="6.896cm" svg:viewBox="0 0 42 0" draw:points="42,0 0,0">
          <text:p/>
        </draw:polygon>
        <draw:line draw:style-name="gr10" draw:text-style-name="P6" draw:layer="layout" svg:x1="5.636cm" svg:y1="6.896cm" svg:x2="5.594cm" svg:y2="6.896cm">
          <text:p/>
        </draw:line>
        <draw:polygon draw:style-name="gr6" draw:text-style-name="P5" draw:layer="layout" svg:width="0.041cm" svg:height="0cm" svg:x="5.594cm" svg:y="6.846cm" svg:viewBox="0 0 42 0" draw:points="42,0 0,0">
          <text:p/>
        </draw:polygon>
        <draw:line draw:style-name="gr10" draw:text-style-name="P6" draw:layer="layout" svg:x1="5.636cm" svg:y1="6.846cm" svg:x2="5.594cm" svg:y2="6.846cm">
          <text:p/>
        </draw:line>
        <draw:polygon draw:style-name="gr6" draw:text-style-name="P5" draw:layer="layout" svg:width="0.041cm" svg:height="0cm" svg:x="5.594cm" svg:y="6.805cm" svg:viewBox="0 0 42 0" draw:points="42,0 0,0">
          <text:p/>
        </draw:polygon>
        <draw:line draw:style-name="gr10" draw:text-style-name="P6" draw:layer="layout" svg:x1="5.636cm" svg:y1="6.805cm" svg:x2="5.594cm" svg:y2="6.805cm">
          <text:p/>
        </draw:line>
        <draw:polygon draw:style-name="gr6" draw:text-style-name="P5" draw:layer="layout" svg:width="0.041cm" svg:height="0cm" svg:x="5.594cm" svg:y="6.77cm" svg:viewBox="0 0 42 0" draw:points="42,0 0,0">
          <text:p/>
        </draw:polygon>
        <draw:line draw:style-name="gr10" draw:text-style-name="P6" draw:layer="layout" svg:x1="5.636cm" svg:y1="6.77cm" svg:x2="5.594cm" svg:y2="6.77cm">
          <text:p/>
        </draw:line>
        <draw:polygon draw:style-name="gr6" draw:text-style-name="P5" draw:layer="layout" svg:width="0.041cm" svg:height="0cm" svg:x="5.594cm" svg:y="6.74cm" svg:viewBox="0 0 42 0" draw:points="42,0 0,0">
          <text:p/>
        </draw:polygon>
        <draw:line draw:style-name="gr10" draw:text-style-name="P6" draw:layer="layout" svg:x1="5.636cm" svg:y1="6.74cm" svg:x2="5.594cm" svg:y2="6.74cm">
          <text:p/>
        </draw:line>
        <draw:polygon draw:style-name="gr6" draw:text-style-name="P5" draw:layer="layout" svg:width="0.041cm" svg:height="0cm" svg:x="5.594cm" svg:y="6.714cm" svg:viewBox="0 0 42 0" draw:points="42,0 0,0">
          <text:p/>
        </draw:polygon>
        <draw:line draw:style-name="gr10" draw:text-style-name="P6" draw:layer="layout" svg:x1="5.636cm" svg:y1="6.714cm" svg:x2="5.594cm" svg:y2="6.714cm">
          <text:p/>
        </draw:line>
        <draw:polygon draw:style-name="gr6" draw:text-style-name="P5" draw:layer="layout" svg:width="0.041cm" svg:height="0cm" svg:x="5.594cm" svg:y="6.534cm" svg:viewBox="0 0 42 0" draw:points="42,0 0,0">
          <text:p/>
        </draw:polygon>
        <draw:line draw:style-name="gr10" draw:text-style-name="P6" draw:layer="layout" svg:x1="5.636cm" svg:y1="6.534cm" svg:x2="5.594cm" svg:y2="6.534cm">
          <text:p/>
        </draw:line>
        <draw:polygon draw:style-name="gr6" draw:text-style-name="P5" draw:layer="layout" svg:width="0.041cm" svg:height="0cm" svg:x="5.594cm" svg:y="6.442cm" svg:viewBox="0 0 42 0" draw:points="42,0 0,0">
          <text:p/>
        </draw:polygon>
        <draw:line draw:style-name="gr10" draw:text-style-name="P6" draw:layer="layout" svg:x1="5.636cm" svg:y1="6.442cm" svg:x2="5.594cm" svg:y2="6.442cm">
          <text:p/>
        </draw:line>
        <draw:polygon draw:style-name="gr6" draw:text-style-name="P5" draw:layer="layout" svg:width="0.041cm" svg:height="0cm" svg:x="5.594cm" svg:y="6.378cm" svg:viewBox="0 0 42 0" draw:points="42,0 0,0">
          <text:p/>
        </draw:polygon>
        <draw:line draw:style-name="gr10" draw:text-style-name="P6" draw:layer="layout" svg:x1="5.636cm" svg:y1="6.378cm" svg:x2="5.594cm" svg:y2="6.378cm">
          <text:p/>
        </draw:line>
        <draw:polygon draw:style-name="gr6" draw:text-style-name="P5" draw:layer="layout" svg:width="0.041cm" svg:height="0cm" svg:x="5.594cm" svg:y="6.327cm" svg:viewBox="0 0 42 0" draw:points="42,0 0,0">
          <text:p/>
        </draw:polygon>
        <draw:line draw:style-name="gr10" draw:text-style-name="P6" draw:layer="layout" svg:x1="5.636cm" svg:y1="6.327cm" svg:x2="5.594cm" svg:y2="6.327cm">
          <text:p/>
        </draw:line>
        <draw:polygon draw:style-name="gr6" draw:text-style-name="P5" draw:layer="layout" svg:width="0.041cm" svg:height="0cm" svg:x="5.594cm" svg:y="6.286cm" svg:viewBox="0 0 42 0" draw:points="42,0 0,0">
          <text:p/>
        </draw:polygon>
        <draw:line draw:style-name="gr10" draw:text-style-name="P6" draw:layer="layout" svg:x1="5.636cm" svg:y1="6.286cm" svg:x2="5.594cm" svg:y2="6.286cm">
          <text:p/>
        </draw:line>
        <draw:polygon draw:style-name="gr6" draw:text-style-name="P5" draw:layer="layout" svg:width="0.041cm" svg:height="0cm" svg:x="5.594cm" svg:y="6.251cm" svg:viewBox="0 0 42 0" draw:points="42,0 0,0">
          <text:p/>
        </draw:polygon>
        <draw:line draw:style-name="gr10" draw:text-style-name="P6" draw:layer="layout" svg:x1="5.636cm" svg:y1="6.251cm" svg:x2="5.594cm" svg:y2="6.251cm">
          <text:p/>
        </draw:line>
        <draw:polygon draw:style-name="gr6" draw:text-style-name="P5" draw:layer="layout" svg:width="0.041cm" svg:height="0cm" svg:x="5.594cm" svg:y="6.221cm" svg:viewBox="0 0 42 0" draw:points="42,0 0,0">
          <text:p/>
        </draw:polygon>
        <draw:line draw:style-name="gr10" draw:text-style-name="P6" draw:layer="layout" svg:x1="5.636cm" svg:y1="6.221cm" svg:x2="5.594cm" svg:y2="6.221cm">
          <text:p/>
        </draw:line>
        <draw:polygon draw:style-name="gr6" draw:text-style-name="P5" draw:layer="layout" svg:width="0.041cm" svg:height="0cm" svg:x="5.594cm" svg:y="6.195cm" svg:viewBox="0 0 42 0" draw:points="42,0 0,0">
          <text:p/>
        </draw:polygon>
        <draw:line draw:style-name="gr10" draw:text-style-name="P6" draw:layer="layout" svg:x1="5.636cm" svg:y1="6.195cm" svg:x2="5.594cm" svg:y2="6.195cm">
          <text:p/>
        </draw:line>
        <draw:polygon draw:style-name="gr6" draw:text-style-name="P5" draw:layer="layout" svg:width="0.041cm" svg:height="0cm" svg:x="5.594cm" svg:y="6.015cm" svg:viewBox="0 0 42 0" draw:points="42,0 0,0">
          <text:p/>
        </draw:polygon>
        <draw:line draw:style-name="gr10" draw:text-style-name="P6" draw:layer="layout" svg:x1="5.636cm" svg:y1="6.015cm" svg:x2="5.594cm" svg:y2="6.015cm">
          <text:p/>
        </draw:line>
        <draw:polygon draw:style-name="gr6" draw:text-style-name="P5" draw:layer="layout" svg:width="0.041cm" svg:height="0cm" svg:x="5.594cm" svg:y="5.923cm" svg:viewBox="0 0 42 0" draw:points="42,0 0,0">
          <text:p/>
        </draw:polygon>
        <draw:line draw:style-name="gr10" draw:text-style-name="P6" draw:layer="layout" svg:x1="5.636cm" svg:y1="5.923cm" svg:x2="5.594cm" svg:y2="5.923cm">
          <text:p/>
        </draw:line>
        <draw:polygon draw:style-name="gr6" draw:text-style-name="P5" draw:layer="layout" svg:width="0.041cm" svg:height="0cm" svg:x="5.594cm" svg:y="5.858cm" svg:viewBox="0 0 42 0" draw:points="42,0 0,0">
          <text:p/>
        </draw:polygon>
        <draw:line draw:style-name="gr10" draw:text-style-name="P6" draw:layer="layout" svg:x1="5.636cm" svg:y1="5.858cm" svg:x2="5.594cm" svg:y2="5.858cm">
          <text:p/>
        </draw:line>
        <draw:polygon draw:style-name="gr6" draw:text-style-name="P5" draw:layer="layout" svg:width="0.041cm" svg:height="0cm" svg:x="5.594cm" svg:y="5.808cm" svg:viewBox="0 0 42 0" draw:points="42,0 0,0">
          <text:p/>
        </draw:polygon>
        <draw:line draw:style-name="gr10" draw:text-style-name="P6" draw:layer="layout" svg:x1="5.636cm" svg:y1="5.808cm" svg:x2="5.594cm" svg:y2="5.808cm">
          <text:p/>
        </draw:line>
        <draw:polygon draw:style-name="gr6" draw:text-style-name="P5" draw:layer="layout" svg:width="0.041cm" svg:height="0cm" svg:x="5.594cm" svg:y="5.767cm" svg:viewBox="0 0 42 0" draw:points="42,0 0,0">
          <text:p/>
        </draw:polygon>
        <draw:line draw:style-name="gr10" draw:text-style-name="P6" draw:layer="layout" svg:x1="5.636cm" svg:y1="5.767cm" svg:x2="5.594cm" svg:y2="5.767cm">
          <text:p/>
        </draw:line>
        <draw:polygon draw:style-name="gr6" draw:text-style-name="P5" draw:layer="layout" svg:width="0.041cm" svg:height="0cm" svg:x="5.594cm" svg:y="5.732cm" svg:viewBox="0 0 42 0" draw:points="42,0 0,0">
          <text:p/>
        </draw:polygon>
        <draw:line draw:style-name="gr10" draw:text-style-name="P6" draw:layer="layout" svg:x1="5.636cm" svg:y1="5.732cm" svg:x2="5.594cm" svg:y2="5.732cm">
          <text:p/>
        </draw:line>
        <draw:polygon draw:style-name="gr6" draw:text-style-name="P5" draw:layer="layout" svg:width="0.041cm" svg:height="0cm" svg:x="5.594cm" svg:y="5.702cm" svg:viewBox="0 0 42 0" draw:points="42,0 0,0">
          <text:p/>
        </draw:polygon>
        <draw:line draw:style-name="gr10" draw:text-style-name="P6" draw:layer="layout" svg:x1="5.636cm" svg:y1="5.702cm" svg:x2="5.594cm" svg:y2="5.702cm">
          <text:p/>
        </draw:line>
        <draw:polygon draw:style-name="gr6" draw:text-style-name="P5" draw:layer="layout" svg:width="0.041cm" svg:height="0cm" svg:x="5.594cm" svg:y="5.675cm" svg:viewBox="0 0 42 0" draw:points="42,0 0,0">
          <text:p/>
        </draw:polygon>
        <draw:line draw:style-name="gr10" draw:text-style-name="P6" draw:layer="layout" svg:x1="5.636cm" svg:y1="5.675cm" svg:x2="5.594cm" svg:y2="5.675cm">
          <text:p/>
        </draw:line>
        <draw:polygon draw:style-name="gr6" draw:text-style-name="P5" draw:layer="layout" svg:width="0.041cm" svg:height="0cm" svg:x="5.594cm" svg:y="5.496cm" svg:viewBox="0 0 42 0" draw:points="42,0 0,0">
          <text:p/>
        </draw:polygon>
        <draw:line draw:style-name="gr10" draw:text-style-name="P6" draw:layer="layout" svg:x1="5.636cm" svg:y1="5.496cm" svg:x2="5.594cm" svg:y2="5.496cm">
          <text:p/>
        </draw:line>
        <draw:polygon draw:style-name="gr6" draw:text-style-name="P5" draw:layer="layout" svg:width="0.041cm" svg:height="0cm" svg:x="5.594cm" svg:y="5.404cm" svg:viewBox="0 0 42 0" draw:points="42,0 0,0">
          <text:p/>
        </draw:polygon>
        <draw:line draw:style-name="gr10" draw:text-style-name="P6" draw:layer="layout" svg:x1="5.636cm" svg:y1="5.404cm" svg:x2="5.594cm" svg:y2="5.404cm">
          <text:p/>
        </draw:line>
        <draw:polygon draw:style-name="gr6" draw:text-style-name="P5" draw:layer="layout" svg:width="0.041cm" svg:height="0cm" svg:x="5.594cm" svg:y="5.339cm" svg:viewBox="0 0 42 0" draw:points="42,0 0,0">
          <text:p/>
        </draw:polygon>
        <draw:line draw:style-name="gr10" draw:text-style-name="P6" draw:layer="layout" svg:x1="5.636cm" svg:y1="5.339cm" svg:x2="5.594cm" svg:y2="5.339cm">
          <text:p/>
        </draw:line>
        <draw:polygon draw:style-name="gr6" draw:text-style-name="P5" draw:layer="layout" svg:width="0.041cm" svg:height="0cm" svg:x="5.594cm" svg:y="5.289cm" svg:viewBox="0 0 42 0" draw:points="42,0 0,0">
          <text:p/>
        </draw:polygon>
        <draw:line draw:style-name="gr10" draw:text-style-name="P6" draw:layer="layout" svg:x1="5.636cm" svg:y1="5.289cm" svg:x2="5.594cm" svg:y2="5.289cm">
          <text:p/>
        </draw:line>
        <draw:polygon draw:style-name="gr6" draw:text-style-name="P5" draw:layer="layout" svg:width="0.041cm" svg:height="0cm" svg:x="5.594cm" svg:y="5.248cm" svg:viewBox="0 0 42 0" draw:points="42,0 0,0">
          <text:p/>
        </draw:polygon>
        <draw:line draw:style-name="gr10" draw:text-style-name="P6" draw:layer="layout" svg:x1="5.636cm" svg:y1="5.248cm" svg:x2="5.594cm" svg:y2="5.248cm">
          <text:p/>
        </draw:line>
        <draw:polygon draw:style-name="gr6" draw:text-style-name="P5" draw:layer="layout" svg:width="0.041cm" svg:height="0cm" svg:x="5.594cm" svg:y="5.213cm" svg:viewBox="0 0 42 0" draw:points="42,0 0,0">
          <text:p/>
        </draw:polygon>
        <draw:line draw:style-name="gr10" draw:text-style-name="P6" draw:layer="layout" svg:x1="5.636cm" svg:y1="5.213cm" svg:x2="5.594cm" svg:y2="5.213cm">
          <text:p/>
        </draw:line>
        <draw:polygon draw:style-name="gr6" draw:text-style-name="P5" draw:layer="layout" svg:width="0.041cm" svg:height="0cm" svg:x="5.594cm" svg:y="5.183cm" svg:viewBox="0 0 42 0" draw:points="42,0 0,0">
          <text:p/>
        </draw:polygon>
        <draw:line draw:style-name="gr10" draw:text-style-name="P6" draw:layer="layout" svg:x1="5.636cm" svg:y1="5.183cm" svg:x2="5.594cm" svg:y2="5.183cm">
          <text:p/>
        </draw:line>
        <draw:polygon draw:style-name="gr6" draw:text-style-name="P5" draw:layer="layout" svg:width="0.041cm" svg:height="0cm" svg:x="5.594cm" svg:y="5.156cm" svg:viewBox="0 0 42 0" draw:points="42,0 0,0">
          <text:p/>
        </draw:polygon>
        <draw:line draw:style-name="gr10" draw:text-style-name="P6" draw:layer="layout" svg:x1="5.636cm" svg:y1="5.156cm" svg:x2="5.594cm" svg:y2="5.156cm">
          <text:p/>
        </draw:line>
        <draw:polygon draw:style-name="gr6" draw:text-style-name="P5" draw:layer="layout" svg:width="0.041cm" svg:height="0cm" svg:x="5.594cm" svg:y="4.976cm" svg:viewBox="0 0 42 0" draw:points="42,0 0,0">
          <text:p/>
        </draw:polygon>
        <draw:line draw:style-name="gr10" draw:text-style-name="P6" draw:layer="layout" svg:x1="5.636cm" svg:y1="4.976cm" svg:x2="5.594cm" svg:y2="4.976cm">
          <text:p/>
        </draw:line>
        <draw:polygon draw:style-name="gr6" draw:text-style-name="P5" draw:layer="layout" svg:width="0.041cm" svg:height="0cm" svg:x="5.594cm" svg:y="4.885cm" svg:viewBox="0 0 42 0" draw:points="42,0 0,0">
          <text:p/>
        </draw:polygon>
        <draw:line draw:style-name="gr10" draw:text-style-name="P6" draw:layer="layout" svg:x1="5.636cm" svg:y1="4.885cm" svg:x2="5.594cm" svg:y2="4.885cm">
          <text:p/>
        </draw:line>
        <draw:polygon draw:style-name="gr6" draw:text-style-name="P5" draw:layer="layout" svg:width="0.041cm" svg:height="0cm" svg:x="5.594cm" svg:y="4.82cm" svg:viewBox="0 0 42 0" draw:points="42,0 0,0">
          <text:p/>
        </draw:polygon>
        <draw:line draw:style-name="gr10" draw:text-style-name="P6" draw:layer="layout" svg:x1="5.636cm" svg:y1="4.82cm" svg:x2="5.594cm" svg:y2="4.82cm">
          <text:p/>
        </draw:line>
        <draw:polygon draw:style-name="gr6" draw:text-style-name="P5" draw:layer="layout" svg:width="0.041cm" svg:height="0cm" svg:x="5.594cm" svg:y="4.77cm" svg:viewBox="0 0 42 0" draw:points="42,0 0,0">
          <text:p/>
        </draw:polygon>
        <draw:line draw:style-name="gr10" draw:text-style-name="P6" draw:layer="layout" svg:x1="5.636cm" svg:y1="4.77cm" svg:x2="5.594cm" svg:y2="4.77cm">
          <text:p/>
        </draw:line>
        <draw:polyline draw:style-name="gr11" draw:text-style-name="P6" draw:layer="layout" svg:width="6.711cm" svg:height="3.036cm" svg:x="5.971cm" svg:y="5.198cm" svg:viewBox="0 0 6712 3037" draw:points="0,344 353,288 707,287 1060,211 1413,139 1766,35 2120,0 2473,35 2827,253 3179,524 3533,893 3886,1175 4239,1587 4592,1904 4946,2145 5299,2551 5652,2797 6006,2948 6358,3014 6712,3037">
          <text:p/>
        </draw:polyline>
        <draw:polyline draw:style-name="gr12" draw:text-style-name="P6" draw:layer="layout" svg:width="6.711cm" svg:height="3.372cm" svg:x="5.971cm" svg:y="4.919cm" svg:viewBox="0 0 6712 3373" draw:points="0,228 353,210 707,468 1060,253 1413,104 1766,119 2120,0 2473,26 2827,181 3179,555 3533,996 3886,1434 4239,1855 4592,2280 4946,2622 5299,2873 5652,3285 6006,3308 6358,3368 6712,3373">
          <text:p/>
        </draw:polyline>
        <draw:polyline draw:style-name="gr13" draw:text-style-name="P6" draw:layer="layout" svg:width="6.357cm" svg:height="2.729cm" svg:x="5.971cm" svg:y="5.462cm" svg:viewBox="0 0 6358 2730" draw:points="0,160 353,240 707,184 1060,99 1413,19 1767,30 2120,0 2473,34 2827,206 3179,447 3533,682 4592,1632 4946,1904 5299,2182 5652,2386 6006,2579 6358,2730">
          <text:p/>
        </draw:polyline>
        <draw:polyline draw:style-name="gr14" draw:text-style-name="P6" draw:layer="layout" svg:width="6.711cm" svg:height="2.353cm" svg:x="5.971cm" svg:y="5.689cm" svg:viewBox="0 0 6712 2354" draw:points="0,291 353,232 707,228 1060,164 1413,119 1766,0 2120,72 2473,107 2827,272 3179,442 3533,619 3886,878 4239,1094 4592,1282 4946,1502 5299,1702 5652,1965 6358,2192 6712,2354">
          <text:p/>
        </draw:polyline>
        <draw:line draw:style-name="gr15" draw:text-style-name="P6" draw:layer="layout" svg:x1="5.636cm" svg:y1="8.46cm" svg:x2="5.636cm" svg:y2="4.751cm">
          <text:p/>
        </draw:line>
        <draw:line draw:style-name="gr15" draw:text-style-name="P6" draw:layer="layout" svg:x1="13.018cm" svg:y1="8.46cm" svg:x2="13.018cm" svg:y2="4.751cm">
          <text:p/>
        </draw:line>
        <draw:line draw:style-name="gr15" draw:text-style-name="P6" draw:layer="layout" svg:x1="5.636cm" svg:y1="8.46cm" svg:x2="13.018cm" svg:y2="8.46cm">
          <text:p/>
        </draw:line>
        <draw:line draw:style-name="gr15" draw:text-style-name="P6" draw:layer="layout" svg:x1="5.636cm" svg:y1="4.751cm" svg:x2="13.018cm" svg:y2="4.751cm">
          <text:p/>
        </draw:line>
        <draw:frame draw:style-name="gr16" draw:text-style-name="P3" draw:layer="layout" svg:width="2.317cm" svg:height="0.429cm" draw:transform="rotate (1.5707963267949) translate (4.143cm 7.658cm)">
          <draw:text-box>
            <text:p text:style-name="P2"><text:span text:style-name="T3">Fano factor </text:span><text:span text:style-name="T5">F</text:span></text:p>
          </draw:text-box>
        </draw:frame>
        <draw:polygon draw:style-name="gr1" draw:text-style-name="P1" draw:layer="layout" svg:width="7.382cm" svg:height="3.875cm" svg:x="5.635cm" svg:y="0.797cm" svg:viewBox="0 0 7383 3876" draw:points="0,3876 7383,3876 7383,0 0,0">
          <text:p/>
        </draw:polygon>
        <draw:polygon draw:style-name="gr6" draw:text-style-name="P5" draw:layer="layout" svg:width="0cm" svg:height="0.05cm" svg:x="6.5cm" svg:y="4.672cm" svg:viewBox="0 0 0 51" draw:points="0,0 0,51">
          <text:p/>
        </draw:polygon>
        <draw:line draw:style-name="gr8" draw:text-style-name="P6" draw:layer="layout" svg:x1="6.5cm" svg:y1="4.672cm" svg:x2="6.5cm" svg:y2="4.723cm">
          <text:p/>
        </draw:line>
        <draw:polygon draw:style-name="gr6" draw:text-style-name="P5" draw:layer="layout" svg:width="0cm" svg:height="0.05cm" svg:x="7.383cm" svg:y="4.672cm" svg:viewBox="0 0 0 51" draw:points="0,0 0,51">
          <text:p/>
        </draw:polygon>
        <draw:line draw:style-name="gr8" draw:text-style-name="P6" draw:layer="layout" svg:x1="7.383cm" svg:y1="4.672cm" svg:x2="7.383cm" svg:y2="4.723cm">
          <text:p/>
        </draw:line>
        <draw:polygon draw:style-name="gr6" draw:text-style-name="P5" draw:layer="layout" svg:width="0cm" svg:height="0.05cm" svg:x="8.266cm" svg:y="4.672cm" svg:viewBox="0 0 0 51" draw:points="0,0 0,51">
          <text:p/>
        </draw:polygon>
        <draw:line draw:style-name="gr8" draw:text-style-name="P6" draw:layer="layout" svg:x1="8.266cm" svg:y1="4.672cm" svg:x2="8.266cm" svg:y2="4.723cm">
          <text:p/>
        </draw:line>
        <draw:polygon draw:style-name="gr6" draw:text-style-name="P5" draw:layer="layout" svg:width="0cm" svg:height="0.05cm" svg:x="9.149cm" svg:y="4.672cm" svg:viewBox="0 0 0 51" draw:points="0,0 0,51">
          <text:p/>
        </draw:polygon>
        <draw:line draw:style-name="gr8" draw:text-style-name="P6" draw:layer="layout" svg:x1="9.149cm" svg:y1="4.672cm" svg:x2="9.149cm" svg:y2="4.723cm">
          <text:p/>
        </draw:line>
        <draw:polygon draw:style-name="gr6" draw:text-style-name="P5" draw:layer="layout" svg:width="0cm" svg:height="0.05cm" svg:x="10.032cm" svg:y="4.672cm" svg:viewBox="0 0 0 51" draw:points="0,0 0,51">
          <text:p/>
        </draw:polygon>
        <draw:line draw:style-name="gr8" draw:text-style-name="P6" draw:layer="layout" svg:x1="10.032cm" svg:y1="4.672cm" svg:x2="10.032cm" svg:y2="4.723cm">
          <text:p/>
        </draw:line>
        <draw:line draw:style-name="gr8" draw:text-style-name="P6" draw:layer="layout" svg:x1="10.915cm" svg:y1="4.672cm" svg:x2="10.915cm" svg:y2="4.723cm">
          <text:p/>
        </draw:line>
        <draw:line draw:style-name="gr8" draw:text-style-name="P6" draw:layer="layout" svg:x1="11.798cm" svg:y1="4.672cm" svg:x2="11.798cm" svg:y2="4.723cm">
          <text:p/>
        </draw:line>
        <draw:line draw:style-name="gr8" draw:text-style-name="P6" draw:layer="layout" svg:x1="12.681cm" svg:y1="4.672cm" svg:x2="12.681cm" svg:y2="4.723cm">
          <text:p/>
        </draw:line>
        <draw:polygon draw:style-name="gr6" draw:text-style-name="P5" draw:layer="layout" svg:width="0.072cm" svg:height="0cm" svg:x="5.562cm" svg:y="4.162cm" svg:viewBox="0 0 73 0" draw:points="73,0 0,0">
          <text:p/>
        </draw:polygon>
        <draw:line draw:style-name="gr8" draw:text-style-name="P6" draw:layer="layout" svg:x1="5.635cm" svg:y1="4.162cm" svg:x2="5.562cm" svg:y2="4.162cm">
          <text:p/>
        </draw:line>
        <draw:polygon draw:style-name="gr6" draw:text-style-name="P5" draw:layer="layout" svg:width="0.072cm" svg:height="0cm" svg:x="5.562cm" svg:y="3.566cm" svg:viewBox="0 0 73 0" draw:points="73,0 0,0">
          <text:p/>
        </draw:polygon>
        <draw:line draw:style-name="gr8" draw:text-style-name="P6" draw:layer="layout" svg:x1="5.635cm" svg:y1="3.566cm" svg:x2="5.562cm" svg:y2="3.566cm">
          <text:p/>
        </draw:line>
        <draw:polygon draw:style-name="gr6" draw:text-style-name="P5" draw:layer="layout" svg:width="0.072cm" svg:height="0cm" svg:x="5.562cm" svg:y="2.97cm" svg:viewBox="0 0 73 0" draw:points="73,0 0,0">
          <text:p/>
        </draw:polygon>
        <draw:line draw:style-name="gr8" draw:text-style-name="P6" draw:layer="layout" svg:x1="5.635cm" svg:y1="2.97cm" svg:x2="5.562cm" svg:y2="2.97cm">
          <text:p/>
        </draw:line>
        <draw:polygon draw:style-name="gr6" draw:text-style-name="P5" draw:layer="layout" svg:width="0.072cm" svg:height="0cm" svg:x="5.562cm" svg:y="2.374cm" svg:viewBox="0 0 73 0" draw:points="73,0 0,0">
          <text:p/>
        </draw:polygon>
        <draw:line draw:style-name="gr8" draw:text-style-name="P6" draw:layer="layout" svg:x1="5.635cm" svg:y1="2.374cm" svg:x2="5.562cm" svg:y2="2.374cm">
          <text:p/>
        </draw:line>
        <draw:polygon draw:style-name="gr6" draw:text-style-name="P5" draw:layer="layout" svg:width="0.072cm" svg:height="0cm" svg:x="5.562cm" svg:y="1.778cm" svg:viewBox="0 0 73 0" draw:points="73,0 0,0">
          <text:p/>
        </draw:polygon>
        <draw:line draw:style-name="gr8" draw:text-style-name="P6" draw:layer="layout" svg:x1="5.635cm" svg:y1="1.778cm" svg:x2="5.562cm" svg:y2="1.778cm">
          <text:p/>
        </draw:line>
        <draw:polygon draw:style-name="gr6" draw:text-style-name="P5" draw:layer="layout" svg:width="0.072cm" svg:height="0cm" svg:x="5.562cm" svg:y="1.182cm" svg:viewBox="0 0 73 0" draw:points="73,0 0,0">
          <text:p/>
        </draw:polygon>
        <draw:line draw:style-name="gr8" draw:text-style-name="P6" draw:layer="layout" svg:x1="5.635cm" svg:y1="1.182cm" svg:x2="5.562cm" svg:y2="1.182cm">
          <text:p/>
        </draw:line>
        <draw:polygon draw:style-name="gr6" draw:text-style-name="P5" draw:layer="layout" svg:width="0.041cm" svg:height="0cm" svg:x="5.593cm" svg:y="4.579cm" svg:viewBox="0 0 42 0" draw:points="42,0 0,0">
          <text:p/>
        </draw:polygon>
        <draw:line draw:style-name="gr10" draw:text-style-name="P6" draw:layer="layout" svg:x1="5.635cm" svg:y1="4.579cm" svg:x2="5.593cm" svg:y2="4.579cm">
          <text:p/>
        </draw:line>
        <draw:polygon draw:style-name="gr6" draw:text-style-name="P5" draw:layer="layout" svg:width="0.041cm" svg:height="0cm" svg:x="5.593cm" svg:y="4.474cm" svg:viewBox="0 0 42 0" draw:points="42,0 0,0">
          <text:p/>
        </draw:polygon>
        <draw:line draw:style-name="gr10" draw:text-style-name="P6" draw:layer="layout" svg:x1="5.635cm" svg:y1="4.474cm" svg:x2="5.593cm" svg:y2="4.474cm">
          <text:p/>
        </draw:line>
        <draw:polygon draw:style-name="gr6" draw:text-style-name="P5" draw:layer="layout" svg:width="0.041cm" svg:height="0cm" svg:x="5.593cm" svg:y="4.399cm" svg:viewBox="0 0 42 0" draw:points="42,0 0,0">
          <text:p/>
        </draw:polygon>
        <draw:line draw:style-name="gr10" draw:text-style-name="P6" draw:layer="layout" svg:x1="5.635cm" svg:y1="4.399cm" svg:x2="5.593cm" svg:y2="4.399cm">
          <text:p/>
        </draw:line>
        <draw:polygon draw:style-name="gr6" draw:text-style-name="P5" draw:layer="layout" svg:width="0.041cm" svg:height="0cm" svg:x="5.593cm" svg:y="4.342cm" svg:viewBox="0 0 42 0" draw:points="42,0 0,0">
          <text:p/>
        </draw:polygon>
        <draw:line draw:style-name="gr10" draw:text-style-name="P6" draw:layer="layout" svg:x1="5.635cm" svg:y1="4.342cm" svg:x2="5.593cm" svg:y2="4.342cm">
          <text:p/>
        </draw:line>
        <draw:polygon draw:style-name="gr6" draw:text-style-name="P5" draw:layer="layout" svg:width="0.041cm" svg:height="0cm" svg:x="5.593cm" svg:y="4.294cm" svg:viewBox="0 0 42 0" draw:points="42,0 0,0">
          <text:p/>
        </draw:polygon>
        <draw:line draw:style-name="gr10" draw:text-style-name="P6" draw:layer="layout" svg:x1="5.635cm" svg:y1="4.294cm" svg:x2="5.593cm" svg:y2="4.294cm">
          <text:p/>
        </draw:line>
        <draw:polygon draw:style-name="gr6" draw:text-style-name="P5" draw:layer="layout" svg:width="0.041cm" svg:height="0cm" svg:x="5.593cm" svg:y="4.254cm" svg:viewBox="0 0 42 0" draw:points="42,0 0,0">
          <text:p/>
        </draw:polygon>
        <draw:line draw:style-name="gr10" draw:text-style-name="P6" draw:layer="layout" svg:x1="5.635cm" svg:y1="4.254cm" svg:x2="5.593cm" svg:y2="4.254cm">
          <text:p/>
        </draw:line>
        <draw:polygon draw:style-name="gr6" draw:text-style-name="P5" draw:layer="layout" svg:width="0.041cm" svg:height="0cm" svg:x="5.593cm" svg:y="4.22cm" svg:viewBox="0 0 42 0" draw:points="42,0 0,0">
          <text:p/>
        </draw:polygon>
        <draw:line draw:style-name="gr10" draw:text-style-name="P6" draw:layer="layout" svg:x1="5.635cm" svg:y1="4.22cm" svg:x2="5.593cm" svg:y2="4.22cm">
          <text:p/>
        </draw:line>
        <draw:polygon draw:style-name="gr6" draw:text-style-name="P5" draw:layer="layout" svg:width="0.041cm" svg:height="0cm" svg:x="5.593cm" svg:y="4.189cm" svg:viewBox="0 0 42 0" draw:points="42,0 0,0">
          <text:p/>
        </draw:polygon>
        <draw:line draw:style-name="gr10" draw:text-style-name="P6" draw:layer="layout" svg:x1="5.635cm" svg:y1="4.189cm" svg:x2="5.593cm" svg:y2="4.189cm">
          <text:p/>
        </draw:line>
        <draw:polygon draw:style-name="gr6" draw:text-style-name="P5" draw:layer="layout" svg:width="0.041cm" svg:height="0cm" svg:x="5.593cm" svg:y="3.983cm" svg:viewBox="0 0 42 0" draw:points="42,0 0,0">
          <text:p/>
        </draw:polygon>
        <draw:line draw:style-name="gr10" draw:text-style-name="P6" draw:layer="layout" svg:x1="5.635cm" svg:y1="3.983cm" svg:x2="5.593cm" svg:y2="3.983cm">
          <text:p/>
        </draw:line>
        <draw:polygon draw:style-name="gr6" draw:text-style-name="P5" draw:layer="layout" svg:width="0.041cm" svg:height="0cm" svg:x="5.593cm" svg:y="3.878cm" svg:viewBox="0 0 42 0" draw:points="42,0 0,0">
          <text:p/>
        </draw:polygon>
        <draw:line draw:style-name="gr10" draw:text-style-name="P6" draw:layer="layout" svg:x1="5.635cm" svg:y1="3.878cm" svg:x2="5.593cm" svg:y2="3.878cm">
          <text:p/>
        </draw:line>
        <draw:polygon draw:style-name="gr6" draw:text-style-name="P5" draw:layer="layout" svg:width="0.041cm" svg:height="0cm" svg:x="5.593cm" svg:y="3.803cm" svg:viewBox="0 0 42 0" draw:points="42,0 0,0">
          <text:p/>
        </draw:polygon>
        <draw:line draw:style-name="gr10" draw:text-style-name="P6" draw:layer="layout" svg:x1="5.635cm" svg:y1="3.803cm" svg:x2="5.593cm" svg:y2="3.803cm">
          <text:p/>
        </draw:line>
        <draw:polygon draw:style-name="gr6" draw:text-style-name="P5" draw:layer="layout" svg:width="0.041cm" svg:height="0cm" svg:x="5.593cm" svg:y="3.745cm" svg:viewBox="0 0 42 0" draw:points="42,0 0,0">
          <text:p/>
        </draw:polygon>
        <draw:line draw:style-name="gr10" draw:text-style-name="P6" draw:layer="layout" svg:x1="5.635cm" svg:y1="3.745cm" svg:x2="5.593cm" svg:y2="3.745cm">
          <text:p/>
        </draw:line>
        <draw:polygon draw:style-name="gr6" draw:text-style-name="P5" draw:layer="layout" svg:width="0.041cm" svg:height="0cm" svg:x="5.593cm" svg:y="3.698cm" svg:viewBox="0 0 42 0" draw:points="42,0 0,0">
          <text:p/>
        </draw:polygon>
        <draw:line draw:style-name="gr10" draw:text-style-name="P6" draw:layer="layout" svg:x1="5.635cm" svg:y1="3.698cm" svg:x2="5.593cm" svg:y2="3.698cm">
          <text:p/>
        </draw:line>
        <draw:polygon draw:style-name="gr6" draw:text-style-name="P5" draw:layer="layout" svg:width="0.041cm" svg:height="0cm" svg:x="5.593cm" svg:y="3.658cm" svg:viewBox="0 0 42 0" draw:points="42,0 0,0">
          <text:p/>
        </draw:polygon>
        <draw:line draw:style-name="gr10" draw:text-style-name="P6" draw:layer="layout" svg:x1="5.635cm" svg:y1="3.658cm" svg:x2="5.593cm" svg:y2="3.658cm">
          <text:p/>
        </draw:line>
        <draw:polygon draw:style-name="gr6" draw:text-style-name="P5" draw:layer="layout" svg:width="0.041cm" svg:height="0cm" svg:x="5.593cm" svg:y="3.624cm" svg:viewBox="0 0 42 0" draw:points="42,0 0,0">
          <text:p/>
        </draw:polygon>
        <draw:line draw:style-name="gr10" draw:text-style-name="P6" draw:layer="layout" svg:x1="5.635cm" svg:y1="3.624cm" svg:x2="5.593cm" svg:y2="3.624cm">
          <text:p/>
        </draw:line>
        <draw:polygon draw:style-name="gr6" draw:text-style-name="P5" draw:layer="layout" svg:width="0.041cm" svg:height="0cm" svg:x="5.593cm" svg:y="3.593cm" svg:viewBox="0 0 42 0" draw:points="42,0 0,0">
          <text:p/>
        </draw:polygon>
        <draw:line draw:style-name="gr10" draw:text-style-name="P6" draw:layer="layout" svg:x1="5.635cm" svg:y1="3.593cm" svg:x2="5.593cm" svg:y2="3.593cm">
          <text:p/>
        </draw:line>
        <draw:polygon draw:style-name="gr6" draw:text-style-name="P5" draw:layer="layout" svg:width="0.041cm" svg:height="0cm" svg:x="5.593cm" svg:y="3.387cm" svg:viewBox="0 0 42 0" draw:points="42,0 0,0">
          <text:p/>
        </draw:polygon>
        <draw:line draw:style-name="gr10" draw:text-style-name="P6" draw:layer="layout" svg:x1="5.635cm" svg:y1="3.387cm" svg:x2="5.593cm" svg:y2="3.387cm">
          <text:p/>
        </draw:line>
        <draw:polygon draw:style-name="gr6" draw:text-style-name="P5" draw:layer="layout" svg:width="0.041cm" svg:height="0cm" svg:x="5.593cm" svg:y="3.282cm" svg:viewBox="0 0 42 0" draw:points="42,0 0,0">
          <text:p/>
        </draw:polygon>
        <draw:line draw:style-name="gr10" draw:text-style-name="P6" draw:layer="layout" svg:x1="5.635cm" svg:y1="3.282cm" svg:x2="5.593cm" svg:y2="3.282cm">
          <text:p/>
        </draw:line>
        <draw:polygon draw:style-name="gr6" draw:text-style-name="P5" draw:layer="layout" svg:width="0.041cm" svg:height="0cm" svg:x="5.593cm" svg:y="3.207cm" svg:viewBox="0 0 42 0" draw:points="42,0 0,0">
          <text:p/>
        </draw:polygon>
        <draw:line draw:style-name="gr10" draw:text-style-name="P6" draw:layer="layout" svg:x1="5.635cm" svg:y1="3.207cm" svg:x2="5.593cm" svg:y2="3.207cm">
          <text:p/>
        </draw:line>
        <draw:polygon draw:style-name="gr6" draw:text-style-name="P5" draw:layer="layout" svg:width="0.041cm" svg:height="0cm" svg:x="5.593cm" svg:y="3.15cm" svg:viewBox="0 0 42 0" draw:points="42,0 0,0">
          <text:p/>
        </draw:polygon>
        <draw:line draw:style-name="gr10" draw:text-style-name="P6" draw:layer="layout" svg:x1="5.635cm" svg:y1="3.15cm" svg:x2="5.593cm" svg:y2="3.15cm">
          <text:p/>
        </draw:line>
        <draw:polygon draw:style-name="gr6" draw:text-style-name="P5" draw:layer="layout" svg:width="0.041cm" svg:height="0cm" svg:x="5.593cm" svg:y="3.102cm" svg:viewBox="0 0 42 0" draw:points="42,0 0,0">
          <text:p/>
        </draw:polygon>
        <draw:line draw:style-name="gr10" draw:text-style-name="P6" draw:layer="layout" svg:x1="5.635cm" svg:y1="3.102cm" svg:x2="5.593cm" svg:y2="3.102cm">
          <text:p/>
        </draw:line>
        <draw:polygon draw:style-name="gr6" draw:text-style-name="P5" draw:layer="layout" svg:width="0.041cm" svg:height="0cm" svg:x="5.593cm" svg:y="3.062cm" svg:viewBox="0 0 42 0" draw:points="42,0 0,0">
          <text:p/>
        </draw:polygon>
        <draw:line draw:style-name="gr10" draw:text-style-name="P6" draw:layer="layout" svg:x1="5.635cm" svg:y1="3.062cm" svg:x2="5.593cm" svg:y2="3.062cm">
          <text:p/>
        </draw:line>
        <draw:polygon draw:style-name="gr6" draw:text-style-name="P5" draw:layer="layout" svg:width="0.041cm" svg:height="0cm" svg:x="5.593cm" svg:y="3.028cm" svg:viewBox="0 0 42 0" draw:points="42,0 0,0">
          <text:p/>
        </draw:polygon>
        <draw:line draw:style-name="gr10" draw:text-style-name="P6" draw:layer="layout" svg:x1="5.635cm" svg:y1="3.028cm" svg:x2="5.593cm" svg:y2="3.028cm">
          <text:p/>
        </draw:line>
        <draw:polygon draw:style-name="gr6" draw:text-style-name="P5" draw:layer="layout" svg:width="0.041cm" svg:height="0cm" svg:x="5.593cm" svg:y="2.997cm" svg:viewBox="0 0 42 0" draw:points="42,0 0,0">
          <text:p/>
        </draw:polygon>
        <draw:line draw:style-name="gr10" draw:text-style-name="P6" draw:layer="layout" svg:x1="5.635cm" svg:y1="2.997cm" svg:x2="5.593cm" svg:y2="2.997cm">
          <text:p/>
        </draw:line>
        <draw:polygon draw:style-name="gr6" draw:text-style-name="P5" draw:layer="layout" svg:width="0.041cm" svg:height="0cm" svg:x="5.593cm" svg:y="2.79cm" svg:viewBox="0 0 42 0" draw:points="42,0 0,0">
          <text:p/>
        </draw:polygon>
        <draw:line draw:style-name="gr10" draw:text-style-name="P6" draw:layer="layout" svg:x1="5.635cm" svg:y1="2.79cm" svg:x2="5.593cm" svg:y2="2.79cm">
          <text:p/>
        </draw:line>
        <draw:polygon draw:style-name="gr6" draw:text-style-name="P5" draw:layer="layout" svg:width="0.041cm" svg:height="0cm" svg:x="5.593cm" svg:y="2.686cm" svg:viewBox="0 0 42 0" draw:points="42,0 0,0">
          <text:p/>
        </draw:polygon>
        <draw:line draw:style-name="gr10" draw:text-style-name="P6" draw:layer="layout" svg:x1="5.635cm" svg:y1="2.686cm" svg:x2="5.593cm" svg:y2="2.686cm">
          <text:p/>
        </draw:line>
        <draw:polygon draw:style-name="gr6" draw:text-style-name="P5" draw:layer="layout" svg:width="0.041cm" svg:height="0cm" svg:x="5.593cm" svg:y="2.611cm" svg:viewBox="0 0 42 0" draw:points="42,0 0,0">
          <text:p/>
        </draw:polygon>
        <draw:line draw:style-name="gr10" draw:text-style-name="P6" draw:layer="layout" svg:x1="5.635cm" svg:y1="2.611cm" svg:x2="5.593cm" svg:y2="2.611cm">
          <text:p/>
        </draw:line>
        <draw:polygon draw:style-name="gr6" draw:text-style-name="P5" draw:layer="layout" svg:width="0.041cm" svg:height="0cm" svg:x="5.593cm" svg:y="2.553cm" svg:viewBox="0 0 42 0" draw:points="42,0 0,0">
          <text:p/>
        </draw:polygon>
        <draw:line draw:style-name="gr10" draw:text-style-name="P6" draw:layer="layout" svg:x1="5.635cm" svg:y1="2.553cm" svg:x2="5.593cm" svg:y2="2.553cm">
          <text:p/>
        </draw:line>
        <draw:polygon draw:style-name="gr6" draw:text-style-name="P5" draw:layer="layout" svg:width="0.041cm" svg:height="0cm" svg:x="5.593cm" svg:y="2.506cm" svg:viewBox="0 0 42 0" draw:points="42,0 0,0">
          <text:p/>
        </draw:polygon>
        <draw:line draw:style-name="gr10" draw:text-style-name="P6" draw:layer="layout" svg:x1="5.635cm" svg:y1="2.506cm" svg:x2="5.593cm" svg:y2="2.506cm">
          <text:p/>
        </draw:line>
        <draw:polygon draw:style-name="gr6" draw:text-style-name="P5" draw:layer="layout" svg:width="0.041cm" svg:height="0cm" svg:x="5.593cm" svg:y="2.466cm" svg:viewBox="0 0 42 0" draw:points="42,0 0,0">
          <text:p/>
        </draw:polygon>
        <draw:line draw:style-name="gr10" draw:text-style-name="P6" draw:layer="layout" svg:x1="5.635cm" svg:y1="2.466cm" svg:x2="5.593cm" svg:y2="2.466cm">
          <text:p/>
        </draw:line>
        <draw:polygon draw:style-name="gr6" draw:text-style-name="P5" draw:layer="layout" svg:width="0.041cm" svg:height="0cm" svg:x="5.593cm" svg:y="2.432cm" svg:viewBox="0 0 42 0" draw:points="42,0 0,0">
          <text:p/>
        </draw:polygon>
        <draw:line draw:style-name="gr10" draw:text-style-name="P6" draw:layer="layout" svg:x1="5.635cm" svg:y1="2.432cm" svg:x2="5.593cm" svg:y2="2.432cm">
          <text:p/>
        </draw:line>
        <draw:polygon draw:style-name="gr6" draw:text-style-name="P5" draw:layer="layout" svg:width="0.041cm" svg:height="0cm" svg:x="5.593cm" svg:y="2.401cm" svg:viewBox="0 0 42 0" draw:points="42,0 0,0">
          <text:p/>
        </draw:polygon>
        <draw:line draw:style-name="gr10" draw:text-style-name="P6" draw:layer="layout" svg:x1="5.635cm" svg:y1="2.401cm" svg:x2="5.593cm" svg:y2="2.401cm">
          <text:p/>
        </draw:line>
        <draw:polygon draw:style-name="gr6" draw:text-style-name="P5" draw:layer="layout" svg:width="0.041cm" svg:height="0cm" svg:x="5.593cm" svg:y="2.195cm" svg:viewBox="0 0 42 0" draw:points="42,0 0,0">
          <text:p/>
        </draw:polygon>
        <draw:line draw:style-name="gr10" draw:text-style-name="P6" draw:layer="layout" svg:x1="5.635cm" svg:y1="2.195cm" svg:x2="5.593cm" svg:y2="2.195cm">
          <text:p/>
        </draw:line>
        <draw:polygon draw:style-name="gr6" draw:text-style-name="P5" draw:layer="layout" svg:width="0.041cm" svg:height="0cm" svg:x="5.593cm" svg:y="2.089cm" svg:viewBox="0 0 42 0" draw:points="42,0 0,0">
          <text:p/>
        </draw:polygon>
        <draw:line draw:style-name="gr10" draw:text-style-name="P6" draw:layer="layout" svg:x1="5.635cm" svg:y1="2.089cm" svg:x2="5.593cm" svg:y2="2.089cm">
          <text:p/>
        </draw:line>
        <draw:polygon draw:style-name="gr6" draw:text-style-name="P5" draw:layer="layout" svg:width="0.041cm" svg:height="0cm" svg:x="5.593cm" svg:y="2.015cm" svg:viewBox="0 0 42 0" draw:points="42,0 0,0">
          <text:p/>
        </draw:polygon>
        <draw:line draw:style-name="gr10" draw:text-style-name="P6" draw:layer="layout" svg:x1="5.635cm" svg:y1="2.015cm" svg:x2="5.593cm" svg:y2="2.015cm">
          <text:p/>
        </draw:line>
        <draw:polygon draw:style-name="gr6" draw:text-style-name="P5" draw:layer="layout" svg:width="0.041cm" svg:height="0cm" svg:x="5.593cm" svg:y="1.957cm" svg:viewBox="0 0 42 0" draw:points="42,0 0,0">
          <text:p/>
        </draw:polygon>
        <draw:line draw:style-name="gr10" draw:text-style-name="P6" draw:layer="layout" svg:x1="5.635cm" svg:y1="1.957cm" svg:x2="5.593cm" svg:y2="1.957cm">
          <text:p/>
        </draw:line>
        <draw:polygon draw:style-name="gr6" draw:text-style-name="P5" draw:layer="layout" svg:width="0.041cm" svg:height="0cm" svg:x="5.593cm" svg:y="1.91cm" svg:viewBox="0 0 42 0" draw:points="42,0 0,0">
          <text:p/>
        </draw:polygon>
        <draw:line draw:style-name="gr10" draw:text-style-name="P6" draw:layer="layout" svg:x1="5.635cm" svg:y1="1.91cm" svg:x2="5.593cm" svg:y2="1.91cm">
          <text:p/>
        </draw:line>
        <draw:polygon draw:style-name="gr6" draw:text-style-name="P5" draw:layer="layout" svg:width="0.041cm" svg:height="0cm" svg:x="5.593cm" svg:y="1.87cm" svg:viewBox="0 0 42 0" draw:points="42,0 0,0">
          <text:p/>
        </draw:polygon>
        <draw:line draw:style-name="gr10" draw:text-style-name="P6" draw:layer="layout" svg:x1="5.635cm" svg:y1="1.87cm" svg:x2="5.593cm" svg:y2="1.87cm">
          <text:p/>
        </draw:line>
        <draw:polygon draw:style-name="gr6" draw:text-style-name="P5" draw:layer="layout" svg:width="0.041cm" svg:height="0cm" svg:x="5.593cm" svg:y="1.835cm" svg:viewBox="0 0 42 0" draw:points="42,0 0,0">
          <text:p/>
        </draw:polygon>
        <draw:line draw:style-name="gr10" draw:text-style-name="P6" draw:layer="layout" svg:x1="5.635cm" svg:y1="1.835cm" svg:x2="5.593cm" svg:y2="1.835cm">
          <text:p/>
        </draw:line>
        <draw:polygon draw:style-name="gr6" draw:text-style-name="P5" draw:layer="layout" svg:width="0.041cm" svg:height="0cm" svg:x="5.593cm" svg:y="1.805cm" svg:viewBox="0 0 42 0" draw:points="42,0 0,0">
          <text:p/>
        </draw:polygon>
        <draw:line draw:style-name="gr10" draw:text-style-name="P6" draw:layer="layout" svg:x1="5.635cm" svg:y1="1.805cm" svg:x2="5.593cm" svg:y2="1.805cm">
          <text:p/>
        </draw:line>
        <draw:polygon draw:style-name="gr6" draw:text-style-name="P5" draw:layer="layout" svg:width="0.041cm" svg:height="0cm" svg:x="5.593cm" svg:y="1.598cm" svg:viewBox="0 0 42 0" draw:points="42,0 0,0">
          <text:p/>
        </draw:polygon>
        <draw:line draw:style-name="gr10" draw:text-style-name="P6" draw:layer="layout" svg:x1="5.635cm" svg:y1="1.598cm" svg:x2="5.593cm" svg:y2="1.598cm">
          <text:p/>
        </draw:line>
        <draw:polygon draw:style-name="gr6" draw:text-style-name="P5" draw:layer="layout" svg:width="0.041cm" svg:height="0cm" svg:x="5.593cm" svg:y="1.494cm" svg:viewBox="0 0 42 0" draw:points="42,0 0,0">
          <text:p/>
        </draw:polygon>
        <draw:line draw:style-name="gr10" draw:text-style-name="P6" draw:layer="layout" svg:x1="5.635cm" svg:y1="1.494cm" svg:x2="5.593cm" svg:y2="1.494cm">
          <text:p/>
        </draw:line>
        <draw:polygon draw:style-name="gr6" draw:text-style-name="P5" draw:layer="layout" svg:width="0.041cm" svg:height="0cm" svg:x="5.593cm" svg:y="1.419cm" svg:viewBox="0 0 42 0" draw:points="42,0 0,0">
          <text:p/>
        </draw:polygon>
        <draw:line draw:style-name="gr10" draw:text-style-name="P6" draw:layer="layout" svg:x1="5.635cm" svg:y1="1.419cm" svg:x2="5.593cm" svg:y2="1.419cm">
          <text:p/>
        </draw:line>
        <draw:polygon draw:style-name="gr6" draw:text-style-name="P5" draw:layer="layout" svg:width="0.041cm" svg:height="0cm" svg:x="5.593cm" svg:y="1.361cm" svg:viewBox="0 0 42 0" draw:points="42,0 0,0">
          <text:p/>
        </draw:polygon>
        <draw:line draw:style-name="gr10" draw:text-style-name="P6" draw:layer="layout" svg:x1="5.635cm" svg:y1="1.361cm" svg:x2="5.593cm" svg:y2="1.361cm">
          <text:p/>
        </draw:line>
        <draw:polygon draw:style-name="gr6" draw:text-style-name="P5" draw:layer="layout" svg:width="0.041cm" svg:height="0cm" svg:x="5.593cm" svg:y="1.314cm" svg:viewBox="0 0 42 0" draw:points="42,0 0,0">
          <text:p/>
        </draw:polygon>
        <draw:line draw:style-name="gr10" draw:text-style-name="P6" draw:layer="layout" svg:x1="5.635cm" svg:y1="1.314cm" svg:x2="5.593cm" svg:y2="1.314cm">
          <text:p/>
        </draw:line>
        <draw:polygon draw:style-name="gr6" draw:text-style-name="P5" draw:layer="layout" svg:width="0.041cm" svg:height="0cm" svg:x="5.593cm" svg:y="1.274cm" svg:viewBox="0 0 42 0" draw:points="42,0 0,0">
          <text:p/>
        </draw:polygon>
        <draw:line draw:style-name="gr10" draw:text-style-name="P6" draw:layer="layout" svg:x1="5.635cm" svg:y1="1.274cm" svg:x2="5.593cm" svg:y2="1.274cm">
          <text:p/>
        </draw:line>
        <draw:polygon draw:style-name="gr6" draw:text-style-name="P5" draw:layer="layout" svg:width="0.041cm" svg:height="0cm" svg:x="5.593cm" svg:y="1.24cm" svg:viewBox="0 0 42 0" draw:points="42,0 0,0">
          <text:p/>
        </draw:polygon>
        <draw:line draw:style-name="gr10" draw:text-style-name="P6" draw:layer="layout" svg:x1="5.635cm" svg:y1="1.24cm" svg:x2="5.593cm" svg:y2="1.24cm">
          <text:p/>
        </draw:line>
        <draw:polygon draw:style-name="gr6" draw:text-style-name="P5" draw:layer="layout" svg:width="0.041cm" svg:height="0cm" svg:x="5.593cm" svg:y="1.209cm" svg:viewBox="0 0 42 0" draw:points="42,0 0,0">
          <text:p/>
        </draw:polygon>
        <draw:line draw:style-name="gr10" draw:text-style-name="P6" draw:layer="layout" svg:x1="5.635cm" svg:y1="1.209cm" svg:x2="5.593cm" svg:y2="1.209cm">
          <text:p/>
        </draw:line>
        <draw:polygon draw:style-name="gr6" draw:text-style-name="P5" draw:layer="layout" svg:width="0.041cm" svg:height="0cm" svg:x="5.593cm" svg:y="1.002cm" svg:viewBox="0 0 42 0" draw:points="42,0 0,0">
          <text:p/>
        </draw:polygon>
        <draw:line draw:style-name="gr10" draw:text-style-name="P6" draw:layer="layout" svg:x1="5.635cm" svg:y1="1.002cm" svg:x2="5.593cm" svg:y2="1.002cm">
          <text:p/>
        </draw:line>
        <draw:polygon draw:style-name="gr6" draw:text-style-name="P5" draw:layer="layout" svg:width="0.041cm" svg:height="0cm" svg:x="5.593cm" svg:y="0.897cm" svg:viewBox="0 0 42 0" draw:points="42,0 0,0">
          <text:p/>
        </draw:polygon>
        <draw:line draw:style-name="gr10" draw:text-style-name="P6" draw:layer="layout" svg:x1="5.635cm" svg:y1="0.897cm" svg:x2="5.593cm" svg:y2="0.897cm">
          <text:p/>
        </draw:line>
        <draw:polygon draw:style-name="gr6" draw:text-style-name="P5" draw:layer="layout" svg:width="0.041cm" svg:height="0cm" svg:x="5.593cm" svg:y="0.823cm" svg:viewBox="0 0 42 0" draw:points="42,0 0,0">
          <text:p/>
        </draw:polygon>
        <draw:line draw:style-name="gr10" draw:text-style-name="P6" draw:layer="layout" svg:x1="5.635cm" svg:y1="0.823cm" svg:x2="5.593cm" svg:y2="0.823cm">
          <text:p/>
        </draw:line>
        <draw:polyline draw:style-name="gr11" draw:text-style-name="P6" draw:layer="layout" svg:width="6.711cm" svg:height="3.155cm" svg:x="5.97cm" svg:y="1.276cm" svg:viewBox="0 0 6712 3156" draw:points="0,2327 353,1989 707,1717 1060,1321 1413,920 1766,496 2120,186 2473,0 2827,97 3179,329 3533,720 3886,1032 4239,1500 4592,1862 4946,2137 5299,2602 5652,2883 6006,3055 6358,3131 6712,3156">
          <text:p/>
        </draw:polyline>
        <draw:polyline draw:style-name="gr12" draw:text-style-name="P6" draw:layer="layout" svg:width="6.711cm" svg:height="3.523cm" svg:x="5.97cm" svg:y="0.973cm" svg:viewBox="0 0 6712 3524" draw:points="0,2547 353,2320 707,2452 1060,1634 1413,1121 1766,725 2120,282 2473,13 2827,0 3179,339 3533,815 3886,1308 4239,1789 4592,2276 4946,2666 5299,2954 5652,3425 6006,3452 6358,3518 6712,3524">
          <text:p/>
        </draw:polyline>
        <draw:polyline draw:style-name="gr13" draw:text-style-name="P6" draw:layer="layout" svg:width="6.357cm" svg:height="2.835cm" svg:x="5.97cm" svg:y="1.547cm" svg:viewBox="0 0 6358 2836" draw:points="0,1841 353,1699 707,1337 1060,972 1413,640 1767,406 2120,141 2473,0 2827,71 3179,280 3533,517 4592,1582 4946,1892 5299,2210 5652,2443 6006,2663 6358,2836">
          <text:p/>
        </draw:polyline>
        <draw:polyline draw:style-name="gr14" draw:text-style-name="P6" draw:layer="layout" svg:width="6.711cm" svg:height="2.352cm" svg:x="5.97cm" svg:y="1.859cm" svg:viewBox="0 0 6712 2353" draw:points="0,1488 353,1210 707,1009 1060,732 1413,482 1766,168 2120,90 2473,0 2827,99 3179,236 3533,406 3886,685 4239,923 4592,1133 4946,1382 5299,1610 5652,1910 6358,2168 6712,2353">
          <text:p/>
        </draw:polyline>
        <draw:line draw:style-name="gr15" draw:text-style-name="P6" draw:layer="layout" svg:x1="5.635cm" svg:y1="4.673cm" svg:x2="5.635cm" svg:y2="0.797cm">
          <text:p/>
        </draw:line>
        <draw:line draw:style-name="gr15" draw:text-style-name="P6" draw:layer="layout" svg:x1="13.017cm" svg:y1="4.673cm" svg:x2="13.017cm" svg:y2="0.797cm">
          <text:p/>
        </draw:line>
        <draw:line draw:style-name="gr15" draw:text-style-name="P6" draw:layer="layout" svg:x1="5.635cm" svg:y1="4.672cm" svg:x2="13.017cm" svg:y2="4.672cm">
          <text:p/>
        </draw:line>
        <draw:line draw:style-name="gr15" draw:text-style-name="P6" draw:layer="layout" svg:x1="5.635cm" svg:y1="0.797cm" svg:x2="13.017cm" svg:y2="0.797cm">
          <text:p/>
        </draw:line>
        <draw:path draw:style-name="gr17" draw:text-style-name="P7" draw:layer="layout" svg:width="2.267cm" svg:height="1.482cm" svg:x="10.686cm" svg:y="0.869cm" svg:viewBox="0 0 2268 1483" svg:d="M60 1483h2146c41 0 62-16 62-48v-1387c0-32-21-48-62-48h-2146c-40 0-60 16-60 48v1387c0 32 20 48 60 48z">
          <text:p/>
        </draw:path>
        <draw:line draw:style-name="gr12" draw:text-style-name="P6" draw:layer="layout" svg:x1="10.769cm" svg:y1="1.064cm" svg:x2="11.182cm" svg:y2="1.064cm">
          <text:p/>
        </draw:line>
        <draw:line draw:style-name="gr11" draw:text-style-name="P6" draw:layer="layout" svg:x1="10.769cm" svg:y1="1.416cm" svg:x2="11.182cm" svg:y2="1.416cm">
          <text:p/>
        </draw:line>
        <draw:frame draw:style-name="gr18" draw:text-style-name="P3" draw:layer="layout" svg:width="1.352cm" svg:height="0.611cm" svg:x="11.348cm" svg:y="0.926cm">
          <draw:text-box>
            <text:p text:style-name="P2"><text:span text:style-name="T3">D=0.25</text:span></text:p>
          </draw:text-box>
        </draw:frame>
        <draw:line draw:style-name="gr13" draw:text-style-name="P6" draw:layer="layout" svg:x1="10.769cm" svg:y1="1.769cm" svg:x2="11.182cm" svg:y2="1.769cm">
          <text:p/>
        </draw:line>
        <draw:frame draw:style-name="gr19" draw:text-style-name="P3" draw:layer="layout" svg:width="1.352cm" svg:height="0.612cm" svg:x="11.348cm" svg:y="1.278cm">
          <draw:text-box>
            <text:p text:style-name="P2"><text:span text:style-name="T3">D=0.30</text:span></text:p>
          </draw:text-box>
        </draw:frame>
        <draw:line draw:style-name="gr14" draw:text-style-name="P6" draw:layer="layout" svg:x1="10.769cm" svg:y1="2.121cm" svg:x2="11.182cm" svg:y2="2.121cm">
          <text:p/>
        </draw:line>
        <draw:frame draw:style-name="gr19" draw:text-style-name="P3" draw:layer="layout" svg:width="1.352cm" svg:height="0.612cm" svg:x="11.348cm" svg:y="1.63cm">
          <draw:text-box>
            <text:p text:style-name="P2"><text:span text:style-name="T3">D=0.35</text:span></text:p>
          </draw:text-box>
        </draw:frame>
        <draw:frame draw:style-name="gr20" draw:text-style-name="P3" draw:layer="layout" svg:width="1.352cm" svg:height="0.613cm" svg:x="11.348cm" svg:y="1.983cm">
          <draw:text-box>
            <text:p text:style-name="P2"><text:span text:style-name="T3">D=0.45</text:span></text:p>
          </draw:text-box>
        </draw:frame>
        <draw:frame draw:style-name="gr9" draw:text-style-name="P3" draw:layer="layout" svg:width="0.59cm" svg:height="0.412cm" svg:x="4.826cm" svg:y="4.055cm">
          <draw:text-box>
            <text:p text:style-name="P2"><text:span text:style-name="T3">10⁰</text:span></text:p>
          </draw:text-box>
        </draw:frame>
        <draw:frame draw:style-name="gr9" draw:text-style-name="P3" draw:layer="layout" svg:width="0.59cm" svg:height="0.412cm" svg:x="4.826cm" svg:y="3.465cm">
          <draw:text-box>
            <text:p text:style-name="P2"><text:span text:style-name="T3">10¹</text:span></text:p>
          </draw:text-box>
        </draw:frame>
        <draw:frame draw:style-name="gr9" draw:text-style-name="P3" draw:layer="layout" svg:width="0.59cm" svg:height="0.412cm" svg:x="4.826cm" svg:y="2.863cm">
          <draw:text-box>
            <text:p text:style-name="P2"><text:span text:style-name="T3">10²</text:span></text:p>
          </draw:text-box>
        </draw:frame>
        <draw:frame draw:style-name="gr9" draw:text-style-name="P3" draw:layer="layout" svg:width="0.59cm" svg:height="0.412cm" svg:x="4.826cm" svg:y="2.267cm">
          <draw:text-box>
            <text:p text:style-name="P2"><text:span text:style-name="T3">10³</text:span></text:p>
          </draw:text-box>
        </draw:frame>
        <draw:frame draw:style-name="gr9" draw:text-style-name="P3" draw:layer="layout" svg:width="0.59cm" svg:height="0.412cm" svg:x="4.826cm" svg:y="1.677cm">
          <draw:text-box>
            <text:p text:style-name="P2"><text:span text:style-name="T3">10⁴</text:span></text:p>
          </draw:text-box>
        </draw:frame>
        <draw:frame draw:style-name="gr9" draw:text-style-name="P3" draw:layer="layout" svg:width="0.59cm" svg:height="0.412cm" svg:x="4.826cm" svg:y="1.081cm">
          <draw:text-box>
            <text:p text:style-name="P2"><text:span text:style-name="T3">10⁵</text:span></text:p>
          </draw:text-box>
        </draw:frame>
        <draw:frame draw:style-name="gr21" draw:text-style-name="P3" draw:layer="layout" svg:width="0.25cm" svg:height="0.461cm" svg:x="5.043cm" svg:y="10.842cm">
          <draw:text-box>
            <text:p text:style-name="P2"><text:span text:style-name="T3">0</text:span></text:p>
          </draw:text-box>
        </draw:frame>
        <draw:frame draw:style-name="gr22" draw:text-style-name="P3" draw:layer="layout" svg:width="0.451cm" svg:height="0.463cm" svg:x="4.883cm" svg:y="10.507cm">
          <draw:text-box>
            <text:p text:style-name="P2"><text:span text:style-name="T3">10</text:span></text:p>
          </draw:text-box>
        </draw:frame>
        <draw:frame draw:style-name="gr23" draw:text-style-name="P3" draw:layer="layout" svg:width="0.451cm" svg:height="0.462cm" svg:x="4.883cm" svg:y="10.175cm">
          <draw:text-box>
            <text:p text:style-name="P2"><text:span text:style-name="T3">20</text:span></text:p>
          </draw:text-box>
        </draw:frame>
        <draw:frame draw:style-name="gr23" draw:text-style-name="P3" draw:layer="layout" svg:width="0.451cm" svg:height="0.462cm" svg:x="4.883cm" svg:y="9.841cm">
          <draw:text-box>
            <text:p text:style-name="P2"><text:span text:style-name="T3">30</text:span></text:p>
          </draw:text-box>
        </draw:frame>
        <draw:frame draw:style-name="gr23" draw:text-style-name="P3" draw:layer="layout" svg:width="0.451cm" svg:height="0.462cm" svg:x="4.883cm" svg:y="9.509cm">
          <draw:text-box>
            <text:p text:style-name="P2"><text:span text:style-name="T3">40</text:span></text:p>
          </draw:text-box>
        </draw:frame>
        <draw:frame draw:style-name="gr24" draw:text-style-name="P3" draw:layer="layout" svg:width="0.451cm" svg:height="0.461cm" svg:x="4.883cm" svg:y="9.177cm">
          <draw:text-box>
            <text:p text:style-name="P2"><text:span text:style-name="T3">50</text:span></text:p>
          </draw:text-box>
        </draw:frame>
        <draw:frame draw:style-name="gr22" draw:text-style-name="P3" draw:layer="layout" svg:width="0.451cm" svg:height="0.463cm" svg:x="4.883cm" svg:y="8.842cm">
          <draw:text-box>
            <text:p text:style-name="P2"><text:span text:style-name="T3">60</text:span></text:p>
          </draw:text-box>
        </draw:frame>
        <draw:frame draw:style-name="gr24" draw:text-style-name="P3" draw:layer="layout" svg:width="0.451cm" svg:height="0.461cm" svg:x="4.883cm" svg:y="8.509cm">
          <draw:text-box>
            <text:p text:style-name="P2"><text:span text:style-name="T3">70</text:span></text:p>
          </draw:text-box>
        </draw:frame>
        <draw:frame draw:style-name="gr25" draw:text-style-name="P3" draw:layer="layout" svg:width="0.758cm" svg:height="0.412cm" draw:transform="rotate (1.5707963267949) translate (4.16cm 9.604cm)">
          <draw:text-box>
            <text:p text:style-name="P2"><text:span text:style-name="T3"><text:s/></text:span><text:span text:style-name="T3">[</text:span><text:span text:style-name="T1">s</text:span></text:p>
          </draw:text-box>
        </draw:frame>
        <draw:frame draw:style-name="gr26" draw:text-style-name="P4" draw:layer="layout" svg:width="0.281cm" svg:height="0.289cm" draw:transform="rotate (1.5707963267949) translate (4.144cm 9.072cm)">
          <draw:text-box>
            <text:p text:style-name="P2"><text:span text:style-name="T4">1</text:span></text:p>
          </draw:text-box>
        </draw:frame>
        <draw:polygon draw:style-name="gr6" draw:text-style-name="P5" draw:layer="layout" svg:width="0.008cm" svg:height="0.125cm" svg:x="4.203cm" svg:y="9.092cm" svg:viewBox="0 0 9 126" draw:points="0,126 0,0 9,0 9,126">
          <text:p/>
        </draw:polygon>
        <draw:frame draw:style-name="gr27" draw:text-style-name="P3" draw:layer="layout" svg:width="0.284cm" svg:height="0.412cm" draw:transform="rotate (1.5707963267949) translate (4.16cm 8.936cm)">
          <draw:text-box>
            <text:p text:style-name="P2"><text:span text:style-name="T3">]</text:span></text:p>
          </draw:text-box>
        </draw:frame>
        <draw:frame draw:style-name="gr28" draw:text-style-name="P3" draw:layer="layout" svg:width="1.651cm" svg:height="0.412cm" draw:transform="rotate (1.5707963267949) translate (4.16cm 11.176cm)">
          <draw:text-box>
            <text:p text:style-name="P2"><text:span text:style-name="T3">rate &lt;v&gt;</text:span></text:p>
          </draw:text-box>
        </draw:frame>
        <draw:frame draw:style-name="gr29" draw:text-style-name="P3" draw:layer="layout" svg:width="0.912cm" svg:height="0.412cm" svg:x="5.946cm" svg:y="11.303cm">
          <draw:text-box>
            <text:p text:style-name="P2"><text:span text:style-name="T3">-0.05</text:span></text:p>
          </draw:text-box>
        </draw:frame>
        <draw:frame draw:style-name="gr30" draw:text-style-name="P3" draw:layer="layout" svg:width="0.328cm" svg:height="0.412cm" svg:x="7.239cm" svg:y="11.303cm">
          <draw:text-box>
            <text:p text:style-name="P2"><text:span text:style-name="T3">0</text:span></text:p>
          </draw:text-box>
        </draw:frame>
        <draw:frame draw:style-name="gr31" draw:text-style-name="P3" draw:layer="layout" svg:width="0.785cm" svg:height="0.412cm" svg:x="7.702cm" svg:y="11.303cm">
          <draw:text-box>
            <text:p text:style-name="P2"><text:span text:style-name="T3">0.05</text:span></text:p>
          </draw:text-box>
        </draw:frame>
        <draw:frame draw:style-name="gr31" draw:text-style-name="P3" draw:layer="layout" svg:width="0.785cm" svg:height="0.412cm" svg:x="8.621cm" svg:y="11.303cm">
          <draw:text-box>
            <text:p text:style-name="P2"><text:span text:style-name="T3">0.10</text:span></text:p>
          </draw:text-box>
        </draw:frame>
        <draw:frame draw:style-name="gr31" draw:text-style-name="P3" draw:layer="layout" svg:width="0.785cm" svg:height="0.412cm" svg:x="9.539cm" svg:y="11.303cm">
          <draw:text-box>
            <text:p text:style-name="P2"><text:span text:style-name="T3">0.15</text:span></text:p>
          </draw:text-box>
        </draw:frame>
        <draw:frame draw:style-name="gr31" draw:text-style-name="P3" draw:layer="layout" svg:width="0.785cm" svg:height="0.412cm" svg:x="10.458cm" svg:y="11.303cm">
          <draw:text-box>
            <text:p text:style-name="P2"><text:span text:style-name="T3">0.20</text:span></text:p>
          </draw:text-box>
        </draw:frame>
        <draw:frame draw:style-name="gr31" draw:text-style-name="P3" draw:layer="layout" svg:width="0.785cm" svg:height="0.412cm" svg:x="11.377cm" svg:y="11.303cm">
          <draw:text-box>
            <text:p text:style-name="P2"><text:span text:style-name="T3">0.25</text:span></text:p>
          </draw:text-box>
        </draw:frame>
        <draw:frame draw:style-name="gr31" draw:text-style-name="P3" draw:layer="layout" svg:width="0.785cm" svg:height="0.412cm" svg:x="12.296cm" svg:y="11.303cm">
          <draw:text-box>
            <text:p text:style-name="P2"><text:span text:style-name="T3">0.30</text:span></text:p>
          </draw:text-box>
        </draw:frame>
        <draw:frame draw:style-name="gr32" draw:text-style-name="P3" draw:layer="layout" svg:width="4.108cm" svg:height="0.823cm" svg:x="6.941cm" svg:y="11.684cm">
          <draw:text-box>
            <text:p text:style-name="P2"><text:span text:style-name="T3">bias current I [ <text:s/></text:span><text:span text:style-name="T5">A/cm²</text:span><text:span text:style-name="T3">]</text:span></text:p>
          </draw:text-box>
        </draw:frame>
        <draw:frame draw:style-name="gr33" draw:text-style-name="P8" draw:layer="layout" svg:width="0.458cm" svg:height="0.318cm" svg:x="9.377cm" svg:y="11.811cm">
          <draw:object xlink:href="./Object 1" xlink:type="simple" xlink:show="embed" xlink:actuate="onLoad">
            <loext:p/>
          </draw:object>
          <draw:image xlink:href="./ObjectReplacements/Object 1" xlink:type="simple" xlink:show="embed" xlink:actuate="onLoad"/>
        </draw:frame>
        <draw:polygon draw:style-name="gr1" draw:text-style-name="P1" draw:layer="layout" svg:width="7.393cm" svg:height="2.522cm" svg:x="5.627cm" svg:y="8.636cm" svg:viewBox="0 0 7394 2523" draw:points="0,2523 7394,2523 7394,0 0,0">
          <text:p/>
        </draw:polygon>
        <draw:polygon draw:style-name="gr6" draw:text-style-name="P5" draw:layer="layout" svg:width="0cm" svg:height="0.032cm" svg:x="6.493cm" svg:y="11.159cm" svg:viewBox="0 0 0 33" draw:points="0,0 0,33">
          <text:p/>
        </draw:polygon>
        <draw:line draw:style-name="gr8" draw:text-style-name="P6" draw:layer="layout" svg:x1="6.493cm" svg:y1="11.159cm" svg:x2="6.493cm" svg:y2="11.192cm">
          <text:p/>
        </draw:line>
        <draw:polygon draw:style-name="gr6" draw:text-style-name="P5" draw:layer="layout" svg:width="0cm" svg:height="0.032cm" svg:x="7.378cm" svg:y="11.159cm" svg:viewBox="0 0 0 33" draw:points="0,0 0,33">
          <text:p/>
        </draw:polygon>
        <draw:line draw:style-name="gr8" draw:text-style-name="P6" draw:layer="layout" svg:x1="7.378cm" svg:y1="11.159cm" svg:x2="7.378cm" svg:y2="11.192cm">
          <text:p/>
        </draw:line>
        <draw:polygon draw:style-name="gr6" draw:text-style-name="P5" draw:layer="layout" svg:width="0cm" svg:height="0.032cm" svg:x="8.135cm" svg:y="11.016cm" svg:viewBox="0 0 0 33" draw:points="0,0 0,33">
          <text:p/>
        </draw:polygon>
        <draw:line draw:style-name="gr8" draw:text-style-name="P6" draw:layer="layout" svg:x1="8.135cm" svg:y1="11.016cm" svg:x2="8.135cm" svg:y2="11.049cm">
          <text:p/>
        </draw:line>
        <draw:polygon draw:style-name="gr6" draw:text-style-name="P5" draw:layer="layout" svg:width="0cm" svg:height="0.032cm" svg:x="9.019cm" svg:y="11.016cm" svg:viewBox="0 0 0 33" draw:points="0,0 0,33">
          <text:p/>
        </draw:polygon>
        <draw:line draw:style-name="gr8" draw:text-style-name="P6" draw:layer="layout" svg:x1="9.019cm" svg:y1="11.016cm" svg:x2="9.019cm" svg:y2="11.049cm">
          <text:p/>
        </draw:line>
        <draw:polygon draw:style-name="gr6" draw:text-style-name="P5" draw:layer="layout" svg:width="0cm" svg:height="0.032cm" svg:x="9.902cm" svg:y="11.016cm" svg:viewBox="0 0 0 33" draw:points="0,0 0,33">
          <text:p/>
        </draw:polygon>
        <draw:line draw:style-name="gr8" draw:text-style-name="P6" draw:layer="layout" svg:x1="9.902cm" svg:y1="11.016cm" svg:x2="9.902cm" svg:y2="11.049cm">
          <text:p/>
        </draw:line>
        <draw:polygon draw:style-name="gr6" draw:text-style-name="P5" draw:layer="layout" svg:width="0cm" svg:height="0.032cm" svg:x="10.788cm" svg:y="11.016cm" svg:viewBox="0 0 0 33" draw:points="0,0 0,33">
          <text:p/>
        </draw:polygon>
        <draw:line draw:style-name="gr8" draw:text-style-name="P6" draw:layer="layout" svg:x1="10.788cm" svg:y1="11.016cm" svg:x2="10.788cm" svg:y2="11.049cm">
          <text:p/>
        </draw:line>
        <draw:polygon draw:style-name="gr6" draw:text-style-name="P5" draw:layer="layout" svg:width="0cm" svg:height="0.032cm" svg:x="11.671cm" svg:y="11.016cm" svg:viewBox="0 0 0 33" draw:points="0,0 0,33">
          <text:p/>
        </draw:polygon>
        <draw:line draw:style-name="gr8" draw:text-style-name="P6" draw:layer="layout" svg:x1="11.671cm" svg:y1="11.016cm" svg:x2="11.671cm" svg:y2="11.049cm">
          <text:p/>
        </draw:line>
        <draw:polygon draw:style-name="gr6" draw:text-style-name="P5" draw:layer="layout" svg:width="0cm" svg:height="0.032cm" svg:x="12.555cm" svg:y="11.016cm" svg:viewBox="0 0 0 33" draw:points="0,0 0,33">
          <text:p/>
        </draw:polygon>
        <draw:line draw:style-name="gr8" draw:text-style-name="P6" draw:layer="layout" svg:x1="12.555cm" svg:y1="11.016cm" svg:x2="12.555cm" svg:y2="11.049cm">
          <text:p/>
        </draw:line>
        <draw:polygon draw:style-name="gr6" draw:text-style-name="P5" draw:layer="layout" svg:width="0.07cm" svg:height="0cm" svg:x="5.556cm" svg:y="11.044cm" svg:viewBox="0 0 71 0" draw:points="71,0 0,0">
          <text:p/>
        </draw:polygon>
        <draw:line draw:style-name="gr8" draw:text-style-name="P6" draw:layer="layout" svg:x1="5.627cm" svg:y1="11.044cm" svg:x2="5.556cm" svg:y2="11.044cm">
          <text:p/>
        </draw:line>
        <draw:polygon draw:style-name="gr6" draw:text-style-name="P5" draw:layer="layout" svg:width="0.07cm" svg:height="0cm" svg:x="5.556cm" svg:y="10.704cm" svg:viewBox="0 0 71 0" draw:points="71,0 0,0">
          <text:p/>
        </draw:polygon>
        <draw:line draw:style-name="gr8" draw:text-style-name="P6" draw:layer="layout" svg:x1="5.627cm" svg:y1="10.704cm" svg:x2="5.556cm" svg:y2="10.704cm">
          <text:p/>
        </draw:line>
        <draw:polygon draw:style-name="gr6" draw:text-style-name="P5" draw:layer="layout" svg:width="0.07cm" svg:height="0cm" svg:x="5.556cm" svg:y="10.364cm" svg:viewBox="0 0 71 0" draw:points="71,0 0,0">
          <text:p/>
        </draw:polygon>
        <draw:line draw:style-name="gr8" draw:text-style-name="P6" draw:layer="layout" svg:x1="5.627cm" svg:y1="10.364cm" svg:x2="5.556cm" svg:y2="10.364cm">
          <text:p/>
        </draw:line>
        <draw:polygon draw:style-name="gr6" draw:text-style-name="P5" draw:layer="layout" svg:width="0.07cm" svg:height="0cm" svg:x="5.556cm" svg:y="10.025cm" svg:viewBox="0 0 71 0" draw:points="71,0 0,0">
          <text:p/>
        </draw:polygon>
        <draw:line draw:style-name="gr8" draw:text-style-name="P6" draw:layer="layout" svg:x1="5.627cm" svg:y1="10.025cm" svg:x2="5.556cm" svg:y2="10.025cm">
          <text:p/>
        </draw:line>
        <draw:polygon draw:style-name="gr6" draw:text-style-name="P5" draw:layer="layout" svg:width="0.07cm" svg:height="0cm" svg:x="5.556cm" svg:y="9.685cm" svg:viewBox="0 0 71 0" draw:points="71,0 0,0">
          <text:p/>
        </draw:polygon>
        <draw:line draw:style-name="gr8" draw:text-style-name="P6" draw:layer="layout" svg:x1="5.627cm" svg:y1="9.685cm" svg:x2="5.556cm" svg:y2="9.685cm">
          <text:p/>
        </draw:line>
        <draw:polygon draw:style-name="gr6" draw:text-style-name="P5" draw:layer="layout" svg:width="0.07cm" svg:height="0cm" svg:x="5.556cm" svg:y="9.345cm" svg:viewBox="0 0 71 0" draw:points="71,0 0,0">
          <text:p/>
        </draw:polygon>
        <draw:line draw:style-name="gr8" draw:text-style-name="P6" draw:layer="layout" svg:x1="5.627cm" svg:y1="9.345cm" svg:x2="5.556cm" svg:y2="9.345cm">
          <text:p/>
        </draw:line>
        <draw:polygon draw:style-name="gr6" draw:text-style-name="P5" draw:layer="layout" svg:width="0.07cm" svg:height="0cm" svg:x="5.556cm" svg:y="9.005cm" svg:viewBox="0 0 71 0" draw:points="71,0 0,0">
          <text:p/>
        </draw:polygon>
        <draw:line draw:style-name="gr8" draw:text-style-name="P6" draw:layer="layout" svg:x1="5.627cm" svg:y1="9.005cm" svg:x2="5.556cm" svg:y2="9.005cm">
          <text:p/>
        </draw:line>
        <draw:polygon draw:style-name="gr6" draw:text-style-name="P5" draw:layer="layout" svg:width="0.07cm" svg:height="0cm" svg:x="5.556cm" svg:y="8.665cm" svg:viewBox="0 0 71 0" draw:points="71,0 0,0">
          <text:p/>
        </draw:polygon>
        <draw:line draw:style-name="gr8" draw:text-style-name="P6" draw:layer="layout" svg:x1="5.627cm" svg:y1="8.665cm" svg:x2="5.556cm" svg:y2="8.665cm">
          <text:p/>
        </draw:line>
        <draw:polyline draw:style-name="gr34" draw:text-style-name="P6" draw:layer="layout" svg:width="6.72cm" svg:height="0.157cm" svg:x="5.962cm" svg:y="8.75cm" svg:viewBox="0 0 6721 158" draw:points="0,158 177,151 354,147 530,143 708,138 884,132 1061,128 1238,123 1415,120 1592,113 1768,110 1946,105 2123,100 2299,97 2477,91 2653,89 2830,83 3007,79 3184,75 3361,71 3538,67 3714,63 3891,59 4068,56 4245,51 4422,46 4598,44 4776,40 4952,35 5129,33 5306,29 5483,24 5660,20 5836,18 6014,14 6190,11 6367,7 6544,3 6721,0">
          <text:p/>
        </draw:polyline>
        <draw:polyline draw:style-name="gr11" draw:text-style-name="P6" draw:layer="layout" svg:width="6.72cm" svg:height="2.274cm" svg:x="5.962cm" svg:y="8.77cm" svg:viewBox="0 0 6721 2275" draw:points="0,2275 354,2274 708,2272 1061,2265 1415,2241 1768,2166 2123,1966 2477,1537 2830,938 3184,465 3538,221 3891,121 4245,78 4598,56 4952,43 5306,33 5660,24 6014,16 6367,8 6721,0">
          <text:p/>
        </draw:polyline>
        <draw:polyline draw:style-name="gr12" draw:text-style-name="P6" draw:layer="layout" svg:width="6.72cm" svg:height="2.279cm" svg:x="5.962cm" svg:y="8.765cm" svg:viewBox="0 0 6721 2280" draw:points="0,2280 354,2279 708,2279 1061,2277 1415,2267 1768,2219 2123,2081 2477,1648 2830,959 3184,398 3538,171 3891,91 4245,65 4598,50 4952,40 5306,31 5660,23 6014,15 6367,8 6721,0">
          <text:p/>
        </draw:polyline>
        <draw:polyline draw:style-name="gr13" draw:text-style-name="P6" draw:layer="layout" svg:width="6.368cm" svg:height="2.263cm" svg:x="5.962cm" svg:y="8.78cm" svg:viewBox="0 0 6369 2264" draw:points="0,2264 354,2262 708,2256 1062,2239 1415,2199 1770,2094 2123,1850 2477,1435 2831,913 3185,506 3538,263 4600,57 4953,40 5307,28 5661,17 6015,9 6369,0">
          <text:p/>
        </draw:polyline>
        <draw:polyline draw:style-name="gr14" draw:text-style-name="P6" draw:layer="layout" svg:width="6.72cm" svg:height="2.256cm" svg:x="5.962cm" svg:y="8.781cm" svg:viewBox="0 0 6721 2257" draw:points="0,2257 354,2248 708,2231 1061,2192 1415,2109 1768,1957 2123,1693 2477,1320 2830,927 3184,590 3538,362 3891,223 4245,141 4598,94 4952,65 5306,45 5660,31 6367,9 6721,0">
          <text:p/>
        </draw:polyline>
        <draw:line draw:style-name="gr15" draw:text-style-name="P6" draw:layer="layout" svg:x1="5.627cm" svg:y1="11.159cm" svg:x2="5.627cm" svg:y2="8.636cm">
          <text:p/>
        </draw:line>
        <draw:line draw:style-name="gr15" draw:text-style-name="P6" draw:layer="layout" svg:x1="13.019cm" svg:y1="11.159cm" svg:x2="13.019cm" svg:y2="8.636cm">
          <text:p/>
        </draw:line>
        <draw:line draw:style-name="gr15" draw:text-style-name="P6" draw:layer="layout" svg:x1="5.627cm" svg:y1="11.159cm" svg:x2="13.019cm" svg:y2="11.159cm">
          <text:p/>
        </draw:line>
        <draw:line draw:style-name="gr15" draw:text-style-name="P6" draw:layer="layout" svg:x1="5.627cm" svg:y1="8.636cm" svg:x2="13.019cm" svg:y2="8.636cm">
          <text:p/>
        </draw:line>
        <draw:path draw:style-name="gr17" draw:text-style-name="P7" draw:layer="layout" svg:width="4.975cm" svg:height="0.67cm" svg:x="7.978cm" svg:y="10.378cm" svg:viewBox="0 0 4976 671" svg:d="M71 671h4834c47 0 71-24 71-71v-530c0-47-24-70-71-70h-4834c-47 0-71 23-71 70v530c0 47 24 71 71 71z">
          <text:p/>
        </draw:path>
        <draw:line draw:style-name="gr34" draw:text-style-name="P6" draw:layer="layout" svg:x1="8.119cm" svg:y1="10.678cm" svg:x2="8.825cm" svg:y2="10.678cm">
          <text:p/>
        </draw:line>
        <draw:frame draw:style-name="gr35" draw:text-style-name="P3" draw:layer="layout" svg:width="3.528cm" svg:height="0.412cm" svg:x="9.108cm" svg:y="10.46cm">
          <draw:text-box>
            <text:p text:style-name="P2"><text:span text:style-name="T3">running firing rate </text:span><text:span text:style-name="T1">v</text:span></text:p>
          </draw:text-box>
        </draw:frame>
        <draw:frame draw:style-name="gr36" draw:text-style-name="P4" draw:layer="layout" svg:width="0.246cm" svg:height="0.289cm" svg:x="12.644cm" svg:y="10.616cm">
          <draw:text-box>
            <text:p text:style-name="P2"><text:span text:style-name="T4">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Lohit Devanagari2" svg:font-family="'Lohit Devanagari'"/>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4-21T17:37:33.375379132</dc:date>
    <meta:editing-duration>PT14M36S</meta:editing-duration>
    <meta:editing-cycles>3</meta:editing-cycles>
    <meta:generator>LibreOffice/6.2.8.2$Linux_X86_64 LibreOffice_project/20$Build-2</meta:generator>
    <meta:document-statistic meta:object-count="391"/>
  </office:meta>
</office:document-meta>
</file>

<file path=Object 1/content.xml><?xml version="1.0" encoding="utf-8"?>
<math xmlns="http://www.w3.org/1998/Math/MathML" display="block">
  <semantics>
    <mi>μ</mi>
    <annotation encoding="StarMath 5.0">%mu </annotation>
  </semantics>
</math>
</file>